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Heading_32_1" style:data-style-name="N0">
      <style:table-cell-properties fo:border="none" style:vertical-align="automatic"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3" style:family="table-cell" style:parent-style-name="Default" style:data-style-name="N0">
      <style:table-cell-properties style:vertical-align="automatic" fo:background-color="transparent"/>
    </style:style>
    <style:style style:name="ce4" style:family="table-cell" style:parent-style-name="Default" style:data-style-name="N0">
      <style:table-cell-properties fo:background-color="transparent"/>
    </style:style>
    <style:style style:name="ce5" style:family="table-cell" style:parent-style-name="Normal_32_3"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style:style>
    <style:style style:name="ce6" style:family="table-cell" style:parent-style-name="Normal_32_3" style:data-style-name="N0">
      <style:table-cell-properties style:vertical-align="automatic" fo:background-color="transparent"/>
    </style:style>
    <style:style style:name="ce7" style:family="table-cell" style:parent-style-name="Hyperlink" style:data-style-name="N0">
      <style:table-cell-properties style:vertical-align="automatic"/>
      <style:text-properties fo:color="#0000FF" fo:font-size="12pt" style:font-size-asian="12pt" style:font-size-complex="12pt" style:text-underline-style="solid" style:text-underline-type="single"/>
    </style:style>
    <style:style style:name="ce8" style:family="table-cell" style:parent-style-name="Hyperlink_32_2_32_2" style:data-style-name="N0">
      <style:table-cell-properties fo:background-color="transparent"/>
      <style:text-properties fo:color="#0000FF" style:text-underline-style="solid" style:text-underline-type="single"/>
    </style:style>
    <style:style style:name="ce9" style:family="table-cell" style:parent-style-name="Heading_32_2_32_2" style:data-style-name="N0">
      <style:table-cell-properties fo:border="none" style:vertical-align="automatic" fo:background-color="transparent"/>
      <style:text-properties fo:color="#000000" fo:font-size="14pt" style:font-size-asian="14pt" style:font-size-complex="14pt" fo:font-weight="bold" style:font-weight-asian="bold" style:font-weight-complex="bold"/>
    </style:style>
    <style:style style:name="ce10" style:family="table-cell" style:parent-style-name="Normal_32_2" style:data-style-name="N0">
      <style:table-cell-properties style:vertical-align="automatic" fo:background-color="transparent"/>
    </style:style>
    <style:style style:name="ce11" style:family="table-cell" style:parent-style-name="Heading_32_2_32_2" style:data-style-name="N0">
      <style:table-cell-properties fo:border="none" style:vertical-align="automatic" fo:wrap-option="wrap" fo:background-color="transparent"/>
      <style:text-properties fo:color="#000000" fo:font-size="14pt" style:font-size-asian="14pt" style:font-size-complex="14pt" fo:font-weight="bold" style:font-weight-asian="bold" style:font-weight-complex="bold"/>
    </style:style>
    <style:style style:name="ce12" style:family="table-cell" style:parent-style-name="Hyperlink_32_2_32_2" style:data-style-name="N0">
      <style:table-cell-properties style:vertical-align="automatic"/>
      <style:text-properties fo:color="#0000FF" fo:font-size="12pt" style:font-size-asian="12pt" style:font-size-complex="12pt" style:text-underline-style="solid" style:text-underline-type="single"/>
    </style:style>
    <style:style style:name="ce13" style:family="table-cell" style:parent-style-name="Hyperlink_32_2_32_2"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14" style:family="table-cell" style:parent-style-name="Normal_32_2" style:data-style-name="N0">
      <style:table-cell-properties style:vertical-align="automatic" fo:background-color="transparent"/>
      <style:text-properties fo:font-size="12pt" style:font-size-asian="12pt" style:font-size-complex="12pt"/>
    </style:style>
    <style:style style:name="ce15" style:family="table-cell" style:parent-style-name="Heading_32_1_32_2" style:data-style-name="N0">
      <style:table-cell-properties fo:border="none" style:vertical-align="top" fo:background-color="transparent" style:repeat-content="false"/>
      <style:paragraph-properties fo:text-align="start" fo:margin-left="0cm"/>
      <style:text-properties fo:color="#000000" fo:font-size="18pt" style:font-size-asian="18pt" style:font-size-complex="18pt" fo:font-weight="bold" style:font-weight-asian="bold" style:font-weight-complex="bold"/>
    </style:style>
    <style:style style:name="ce16" style:family="table-cell" style:parent-style-name="Normal_32_3" style:data-style-name="N0">
      <style:table-cell-properties style:vertical-align="automatic" fo:background-color="transparent"/>
      <style:text-properties fo:font-size="12pt" style:font-size-asian="12pt" style:font-size-complex="12pt"/>
    </style:style>
    <style:style style:name="ce17" style:family="table-cell" style:parent-style-name="Normal_32_3"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18" style:family="table-cell" style:parent-style-name="Normal_32_2"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style:style>
    <style:style style:name="ce19" style:family="table-cell" style:parent-style-name="Heading_32_1_32_2" style:data-style-name="N0">
      <style:table-cell-properties fo:border="none" style:vertical-align="automatic" fo:background-color="transparent" style:repeat-content="false"/>
      <style:paragraph-properties fo:text-align="start" fo:margin-left="0cm" style:writing-mode="lr"/>
      <style:text-properties fo:color="#000000" fo:font-size="12pt" style:font-size-asian="12pt" style:font-size-complex="12pt" fo:font-weight="normal" style:font-weight-asian="normal" style:font-weight-complex="normal"/>
    </style:style>
    <style:style style:name="ce20" style:family="table-cell" style:parent-style-name="Heading_32_1_32_2" style:data-style-name="N36">
      <style:table-cell-properties fo:border="none" style:vertical-align="automatic" fo:background-color="transparent" style:repeat-content="false"/>
      <style:paragraph-properties fo:text-align="end" fo:margin-right="0cm" style:writing-mode="lr"/>
      <style:text-properties fo:color="#000000" fo:font-size="12pt" style:font-size-asian="12pt" style:font-size-complex="12pt" fo:font-weight="normal" style:font-weight-asian="normal" style:font-weight-complex="normal"/>
    </style:style>
    <style:style style:name="ce21" style:family="table-cell" style:parent-style-name="Default" style:data-style-name="N0">
      <style:table-cell-properties style:vertical-align="automatic"/>
      <style:paragraph-properties fo:margin-left="0cm" style:writing-mode="lr"/>
      <style:text-properties fo:font-size="12pt" style:font-size-asian="12pt" style:font-size-complex="12pt"/>
    </style:style>
    <style:style style:name="ce22" style:family="table-cell" style:parent-style-name="Default" style:data-style-name="N0">
      <style:table-cell-properties style:vertical-align="automatic" fo:wrap-option="wrap" fo:background-color="transparent"/>
      <style:paragraph-properties fo:margin-left="0cm" style:writing-mode="lr"/>
      <style:text-properties fo:font-size="12pt" style:font-size-asian="12pt" style:font-size-complex="12pt" fo:font-weight="bold" style:font-weight-asian="bold" style:font-weight-complex="bold"/>
    </style:style>
    <style:style style:name="ce23" style:family="table-cell" style:parent-style-name="Default"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24" style:family="table-cell" style:parent-style-name="Default" style:data-style-name="N0">
      <style:table-cell-properties style:vertical-align="top"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25" style:family="table-cell" style:parent-style-name="Default" style:data-style-name="N37">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style:style>
    <style:style style:name="ce26" style:family="table-cell" style:parent-style-name="Default"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style:style>
    <style:style style:name="ce27" style:family="table-cell" style:parent-style-name="Default" style:data-style-name="N37">
      <style:table-cell-properties fo:background-color="transparent"/>
    </style:style>
    <style:style style:name="co1" style:family="table-column">
      <style:table-column-properties fo:break-before="auto" style:column-width="21.7663888888889cm"/>
    </style:style>
    <style:style style:name="co2" style:family="table-column">
      <style:table-column-properties fo:break-before="auto" style:column-width="1.60513888888889cm"/>
    </style:style>
    <style:style style:name="co3" style:family="table-column">
      <style:table-column-properties fo:break-before="auto" style:column-width="2.98097222222222cm"/>
    </style:style>
    <style:style style:name="co4" style:family="table-column">
      <style:table-column-properties fo:break-before="auto" style:column-width="28.8925cm"/>
    </style:style>
    <style:style style:name="co5" style:family="table-column">
      <style:table-column-properties fo:break-before="auto" style:column-width="1.69333333333333cm"/>
    </style:style>
    <style:style style:name="co6" style:family="table-column">
      <style:table-column-properties fo:break-before="auto" style:column-width="5.08cm"/>
    </style:style>
    <style:style style:name="co7" style:family="table-column">
      <style:table-column-properties fo:break-before="auto" style:column-width="4.62138888888889cm"/>
    </style:style>
    <style:style style:name="co8" style:family="table-column">
      <style:table-column-properties fo:break-before="auto" style:column-width="2.13430555555556cm"/>
    </style:style>
    <style:style style:name="co9" style:family="table-column">
      <style:table-column-properties fo:break-before="auto" style:column-width="3.98638888888889cm"/>
    </style:style>
    <style:style style:name="co10" style:family="table-column">
      <style:table-column-properties fo:break-before="auto" style:column-width="3.91583333333333cm"/>
    </style:style>
    <style:style style:name="co11" style:family="table-column">
      <style:table-column-properties fo:break-before="auto" style:column-width="3.81cm"/>
    </style:style>
    <style:style style:name="ro1" style:family="table-row">
      <style:table-row-properties style:row-height="23.5pt" style:use-optimal-row-height="true" fo:break-before="auto"/>
    </style:style>
    <style:style style:name="ro2" style:family="table-row">
      <style:table-row-properties style:row-height="77.5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18.5pt" style:use-optimal-row-height="true" fo:break-before="auto"/>
    </style:style>
    <style:style style:name="ro5" style:family="table-row">
      <style:table-row-properties style:row-height="31pt" style:use-optimal-row-height="true" fo:break-before="auto"/>
    </style:style>
    <style:style style:name="ro6" style:family="table-row">
      <style:table-row-properties style:row-height="15.75pt" style:use-optimal-row-height="true" fo:break-before="auto"/>
    </style:style>
    <style:style style:name="ro7" style:family="table-row">
      <style:table-row-properties style:row-height="46.5pt" style:use-optimal-row-height="true" fo:break-before="auto"/>
    </style:style>
    <style:style style:name="ro8" style:family="table-row">
      <style:table-row-properties style:row-height="14.5pt" style:use-optimal-row-height="true" fo:break-before="auto"/>
    </style:style>
    <style:style style:name="ro9" style:family="table-row">
      <style:table-row-properties style:row-height="15pt" style:use-optimal-row-height="true" fo:break-before="auto"/>
    </style:style>
    <style:style style:name="ro10" style:family="table-row">
      <style:table-row-properties style:row-height="17.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4"/>
        <table:table-column table:style-name="co2" table:number-columns-repeated="16383" table:default-cell-style-name="ce14"/>
        <table:table-row table:style-name="ro1">
          <table:table-cell office:value-type="string" table:style-name="ce2">
            <text:p>Table 7182: Average change in fares by ticket type, Great Britain, 2004 to 2023</text:p>
          </table:table-cell>
          <table:table-cell table:number-columns-repeated="8" table:style-name="ce3"/>
          <table:table-cell table:number-columns-repeated="16375" table:style-name="ce4"/>
        </table:table-row>
        <table:table-row table:style-name="ro2">
          <table:table-cell office:value-type="string" table:style-name="ce5">
            <text:p>This spreadsheet contains a cover sheet, notes and a data table worksheet. The data table worksheet contains annual data on the average change in rail fares grouped by rail sectors and ticket type on Great Britain's railway network. This is published alongside Office of Rail and Road's Rail fares statistical release.</text:p>
            <text:p><text:s/></text:p>
            <text:p>More details on methodology can be found in our quality and methodology report.</text:p>
          </table:table-cell>
          <table:table-cell table:number-columns-repeated="16383" table:style-name="ce6"/>
        </table:table-row>
        <table:table-row table:style-name="ro3">
          <table:table-cell office:value-type="string" table:style-name="ce7">
            <text:p><text:a xlink:href="https://dataportal.orr.gov.uk/statistics/finance/rail-fares/">Rail fares statistical release (opens in new window)</text:a></text:p>
          </table:table-cell>
          <table:table-cell table:number-columns-repeated="16383" table:style-name="ce6"/>
        </table:table-row>
        <table:table-row table:style-name="ro3">
          <table:table-cell office:value-type="string" table:style-name="ce7">
            <text:p><text:a xlink:href="https://dataportal.orr.gov.uk/media/1229/rail-fares-index-quality-report.pdf">Rail fares quality and methodology report (pdf, 289kb, opens in new window)</text:a></text:p>
          </table:table-cell>
          <table:table-cell table:number-columns-repeated="16383" table:style-name="ce8"/>
        </table:table-row>
        <table:table-row table:style-name="ro4">
          <table:table-cell office:value-type="string" table:style-name="ce9">
            <text:p>Publication dates</text:p>
          </table:table-cell>
          <table:table-cell table:number-columns-repeated="16383" table:style-name="ce6"/>
        </table:table-row>
        <table:table-row table:style-name="ro3">
          <table:table-cell office:value-type="string" table:style-name="ce5">
            <text:p>This data table was initially published at 09:30 on 27 July 2023</text:p>
          </table:table-cell>
          <table:table-cell table:number-columns-repeated="16383" table:style-name="ce6"/>
        </table:table-row>
        <table:table-row table:style-name="ro3">
          <table:table-cell office:value-type="string" table:style-name="ce5">
            <text:p>The next publication date is scheduled for June 2024</text:p>
          </table:table-cell>
          <table:table-cell table:number-columns-repeated="16383" table:style-name="ce6"/>
        </table:table-row>
        <table:table-row table:style-name="ro4">
          <table:table-cell office:value-type="string" table:style-name="ce9">
            <text:p>Sources</text:p>
          </table:table-cell>
          <table:table-cell table:number-columns-repeated="16383" table:style-name="ce6"/>
        </table:table-row>
        <table:table-row table:style-name="ro5">
          <table:table-cell office:value-type="string" table:style-name="ce5">
            <text:p>Latest Earnings Networked Nationally Over Night (LENNON) ticketing and revenue database, Office for National Statistics (ONS), Rail Delivery Group (RDG)</text:p>
          </table:table-cell>
          <table:table-cell table:number-columns-repeated="16383" table:style-name="ce6"/>
        </table:table-row>
        <table:table-row table:style-name="ro4">
          <table:table-cell office:value-type="string" table:style-name="ce9">
            <text:p>Data not available</text:p>
          </table:table-cell>
          <table:table-cell table:number-columns-repeated="16383" table:style-name="ce10"/>
        </table:table-row>
        <table:table-row table:style-name="ro3">
          <table:table-cell office:value-type="string" table:style-name="ce5">
            <text:p>Some cells are marked on the table with [x] as these refer to time periods when the data was not available.</text:p>
          </table:table-cell>
          <table:table-cell table:number-columns-repeated="16383" table:style-name="ce10"/>
        </table:table-row>
        <table:table-row table:style-name="ro4">
          <table:table-cell office:value-type="string" table:style-name="ce9">
            <text:p>Not applicable data</text:p>
          </table:table-cell>
          <table:table-cell table:number-columns-repeated="16383" table:style-name="ce6"/>
        </table:table-row>
        <table:table-row table:style-name="ro3">
          <table:table-cell office:value-type="string" table:style-name="ce5">
            <text:p>Some cells are denoted as not applicable and are marked on the table with [z].</text:p>
          </table:table-cell>
          <table:table-cell table:number-columns-repeated="16383" table:style-name="ce6"/>
        </table:table-row>
        <table:table-row table:style-name="ro4">
          <table:table-cell office:value-type="string" table:style-name="ce11">
            <text:p>Revised data</text:p>
          </table:table-cell>
          <table:table-cell table:number-columns-repeated="16383" table:style-name="ce6"/>
        </table:table-row>
        <table:table-row table:style-name="ro5">
          <table:table-cell office:value-type="string" table:style-name="ce5">
            <text:p>Any revisions are marked on the table with [r]. Revenue per journey data has been revised to take into account refreshed passenger journeys data. We maintain a log containing details of all historical revisions.</text:p>
          </table:table-cell>
          <table:table-cell table:number-columns-repeated="16383" table:style-name="ce6"/>
        </table:table-row>
        <table:table-row table:style-name="ro3">
          <table:table-cell office:value-type="string" table:style-name="ce12">
            <text:p><text:a xlink:href="https://dataportal.orr.gov.uk/media/1239/stats-revision-log.ods">Revisions log (ods, 96kb, opens in new window)</text:a></text:p>
          </table:table-cell>
          <table:table-cell table:number-columns-repeated="16383" table:style-name="ce6"/>
        </table:table-row>
        <table:table-row table:style-name="ro4">
          <table:table-cell office:value-type="string" table:style-name="ce11">
            <text:p>Contact details</text:p>
          </table:table-cell>
          <table:table-cell table:number-columns-repeated="16383" table:style-name="ce6"/>
        </table:table-row>
        <table:table-row table:style-name="ro3">
          <table:table-cell office:value-type="string" table:style-name="ce13">
            <text:p><text:a xlink:href="mailto:rail.stats@orr.gov.uk">rail.stats@orr.gov.uk</text:a></text:p>
          </table:table-cell>
          <table:table-cell table:number-columns-repeated="16383" table:style-name="ce6"/>
        </table:table-row>
        <table:table-row table:style-name="ro3">
          <table:table-cell office:value-type="string" table:style-name="ce5">
            <text:p>Media enquiries: 07856279808</text:p>
          </table:table-cell>
          <table:table-cell table:number-columns-repeated="16383" table:style-name="ce6"/>
        </table:table-row>
        <table:table-row table:style-name="ro3">
          <table:table-cell office:value-type="string" table:style-name="ce5">
            <text:p>Responsible statistician: P Moran</text:p>
          </table:table-cell>
          <table:table-cell table:number-columns-repeated="16383" table:style-name="ce6"/>
        </table:table-row>
        <table:table-row table:style-name="ro3">
          <table:table-cell table:number-columns-repeated="16384" table:style-name="ce14"/>
        </table:table-row>
        <table:table-row table:number-rows-repeated="1048555" table:style-name="ro6">
          <table:table-cell table:number-columns-repeated="16384"/>
        </table:table-row>
      </table:table>
      <table:table table:name="Notes" table:style-name="ta1">
        <table:table-column table:style-name="co3" table:default-cell-style-name="ce6"/>
        <table:table-column table:style-name="co4" table:default-cell-style-name="ce6"/>
        <table:table-column table:style-name="co2" table:default-cell-style-name="ce6"/>
        <table:table-column table:style-name="co5" table:number-columns-repeated="16381" table:default-cell-style-name="ce6"/>
        <table:table-row table:style-name="ro1">
          <table:table-cell office:value-type="string" table:style-name="ce15">
            <text:p>Notes<text:s/></text:p>
          </table:table-cell>
          <table:table-cell table:style-name="ce10"/>
          <table:table-cell table:number-columns-repeated="7" table:style-name="ce6"/>
          <table:table-cell table:number-columns-repeated="16375" table:style-name="ce1"/>
        </table:table-row>
        <table:table-row table:style-name="ro3">
          <table:table-cell office:value-type="string" table:style-name="ce16">
            <text:p>This worksheet contains one table.<text:s/></text:p>
          </table:table-cell>
          <table:table-cell table:number-columns-repeated="8" table:style-name="ce6"/>
          <table:table-cell table:number-columns-repeated="16375" table:style-name="ce1"/>
        </table:table-row>
        <table:table-row table:style-name="ro3">
          <table:table-cell office:value-type="string" table:style-name="ce17">
            <text:p>Note number<text:s/></text:p>
          </table:table-cell>
          <table:table-cell office:value-type="string" table:style-name="ce17">
            <text:p>Note text<text:s/></text:p>
          </table:table-cell>
          <table:table-cell table:number-columns-repeated="7" table:style-name="ce6"/>
          <table:table-cell table:number-columns-repeated="16375" table:style-name="ce1"/>
        </table:table-row>
        <table:table-row table:style-name="ro7">
          <table:table-cell office:value-type="string" table:style-name="ce16">
            <text:p>Note 1</text:p>
          </table:table-cell>
          <table:table-cell office:value-type="string" table:style-name="ce18">
            <text:p>Price changes since 2021 have been compared with the March Retail Price Index (RPI) for the year when the annual fare change came into effect. For 2023, it has been compared with the March RPI of 13.5%. Price changes for previous years were compared with the January RPI when the annual price increases were normally introduced.</text:p>
          </table:table-cell>
          <table:table-cell table:number-columns-repeated="7" table:style-name="ce6"/>
          <table:table-cell table:number-columns-repeated="16375" table:style-name="ce1"/>
        </table:table-row>
        <table:table-row table:style-name="ro8">
          <table:table-cell table:number-columns-repeated="16384" table:style-name="ce6"/>
        </table:table-row>
        <table:table-row table:number-rows-repeated="1048571" table:style-name="ro9">
          <table:table-cell table:number-columns-repeated="16384"/>
        </table:table-row>
      </table:table>
      <table:table table:name="7182_Change_by_ticket_type" table:style-name="ta2">
        <table:table-column table:style-name="co6" table:default-cell-style-name="ce3"/>
        <table:table-column table:style-name="co7" table:default-cell-style-name="ce4"/>
        <table:table-column table:style-name="co8" table:number-columns-repeated="20" table:default-cell-style-name="ce4"/>
        <table:table-column table:style-name="co9" table:default-cell-style-name="ce4"/>
        <table:table-column table:style-name="co3" table:default-cell-style-name="ce4"/>
        <table:table-column table:style-name="co10" table:default-cell-style-name="ce4"/>
        <table:table-column table:style-name="co11" table:default-cell-style-name="ce4"/>
        <table:table-column table:style-name="co5" table:number-columns-repeated="16358" table:default-cell-style-name="ce4"/>
        <table:table-row table:style-name="ro1">
          <table:table-cell office:value-type="string" table:style-name="ce2">
            <text:p>Table 7182: Average change in fares by ticket type, Great Britain, 2004 to 2023</text:p>
          </table:table-cell>
          <table:table-cell table:number-columns-repeated="8" table:style-name="ce3"/>
          <table:table-cell table:style-name="ce19"/>
          <table:table-cell table:number-columns-repeated="12" table:style-name="ce20"/>
          <table:table-cell table:number-columns-repeated="4" table:style-name="ce4"/>
          <table:table-cell table:number-columns-repeated="16358" table:style-name="ce1"/>
        </table:table-row>
        <table:table-row table:style-name="ro3">
          <table:table-cell office:value-type="string" table:style-name="ce19">
            <text:p>This worksheet contains one table.<text:s/></text:p>
          </table:table-cell>
          <table:table-cell table:number-columns-repeated="8" table:style-name="ce19"/>
          <table:table-cell table:style-name="ce21"/>
          <table:table-cell table:number-columns-repeated="12" table:style-name="ce20"/>
          <table:table-cell table:number-columns-repeated="16362" table:style-name="ce19"/>
        </table:table-row>
        <table:table-row table:style-name="ro3">
          <table:table-cell office:value-type="string" table:style-name="ce21">
            <text:p>Some cells refer to notes which can be found on the notes worksheet.</text:p>
          </table:table-cell>
          <table:table-cell table:number-columns-repeated="9" table:style-name="ce21"/>
          <table:table-cell table:number-columns-repeated="12" table:style-name="ce20"/>
          <table:table-cell table:number-columns-repeated="16362" table:style-name="ce21"/>
        </table:table-row>
        <table:table-row table:style-name="ro3">
          <table:table-cell office:value-type="string" table:style-name="ce21">
            <text:p>Some shorthand is used in this table, [r] = revised data, [x] = not available, [z] = not applicable</text:p>
          </table:table-cell>
          <table:table-cell table:number-columns-repeated="9" table:style-name="ce21"/>
          <table:table-cell table:number-columns-repeated="12" table:style-name="ce20"/>
          <table:table-cell table:number-columns-repeated="16362" table:style-name="ce21"/>
        </table:table-row>
        <table:table-row table:style-name="ro7">
          <table:table-cell office:value-type="string" table:style-name="ce22">
            <text:p>Sector</text:p>
          </table:table-cell>
          <table:table-cell office:value-type="string" table:style-name="ce22">
            <text:p>Ticket type</text:p>
          </table:table-cell>
          <table:table-cell office:value-type="string" table:style-name="ce23">
            <text:p>2004</text:p>
          </table:table-cell>
          <table:table-cell office:value-type="string" table:style-name="ce23">
            <text:p>2005</text:p>
          </table:table-cell>
          <table:table-cell office:value-type="string" table:style-name="ce23">
            <text:p>2006</text:p>
          </table:table-cell>
          <table:table-cell office:value-type="string" table:style-name="ce23">
            <text:p>2007</text:p>
          </table:table-cell>
          <table:table-cell office:value-type="string" table:style-name="ce23">
            <text:p>2008</text:p>
          </table:table-cell>
          <table:table-cell office:value-type="string" table:style-name="ce23">
            <text:p>2009</text:p>
          </table:table-cell>
          <table:table-cell office:value-type="string" table:style-name="ce23">
            <text:p>2010</text:p>
          </table:table-cell>
          <table:table-cell office:value-type="string" table:style-name="ce23">
            <text:p>2011</text:p>
          </table:table-cell>
          <table:table-cell office:value-type="string" table:style-name="ce23">
            <text:p>2012</text:p>
          </table:table-cell>
          <table:table-cell office:value-type="string" table:style-name="ce23">
            <text:p>2013</text:p>
          </table:table-cell>
          <table:table-cell office:value-type="string" table:style-name="ce23">
            <text:p>2014</text:p>
          </table:table-cell>
          <table:table-cell office:value-type="string" table:style-name="ce23">
            <text:p>2015</text:p>
          </table:table-cell>
          <table:table-cell office:value-type="string" table:style-name="ce23">
            <text:p>2016</text:p>
          </table:table-cell>
          <table:table-cell office:value-type="string" table:style-name="ce23">
            <text:p>2017</text:p>
          </table:table-cell>
          <table:table-cell office:value-type="string" table:style-name="ce23">
            <text:p>2018</text:p>
          </table:table-cell>
          <table:table-cell office:value-type="string" table:style-name="ce23">
            <text:p>2019</text:p>
          </table:table-cell>
          <table:table-cell office:value-type="string" table:style-name="ce23">
            <text:p>2020</text:p>
          </table:table-cell>
          <table:table-cell office:value-type="string" table:style-name="ce23">
            <text:p>2021 <text:s text:c="3"/>[note 1]</text:p>
          </table:table-cell>
          <table:table-cell office:value-type="string" table:style-name="ce23">
            <text:p>2022 <text:s text:c="2"/>[note 1]</text:p>
          </table:table-cell>
          <table:table-cell office:value-type="string" table:style-name="ce23">
            <text:p>2023 <text:s text:c="2"/>[note 1]</text:p>
          </table:table-cell>
          <table:table-cell office:value-type="string" table:style-name="ce24">
            <text:p><text:s/>Average change in price 2023 on 2022</text:p>
            <text:p>(percentage)<text:s/></text:p>
          </table:table-cell>
          <table:table-cell office:value-type="string" table:style-name="ce24">
            <text:p><text:s/>Expenditure weights (percentage)</text:p>
          </table:table-cell>
          <table:table-cell office:value-type="string" table:style-name="ce24">
            <text:p><text:s/>Real terms change in average price, 2023 on 2022</text:p>
          </table:table-cell>
          <table:table-cell office:value-type="string" table:style-name="ce24">
            <text:p><text:s/>Real terms change in average price, 2023 on 2004</text:p>
          </table:table-cell>
          <table:table-cell table:number-columns-repeated="16358" table:style-name="ce1"/>
        </table:table-row>
        <table:table-row table:style-name="ro10">
          <table:table-cell office:value-type="string" table:style-name="ce22">
            <text:p>London and South East</text:p>
          </table:table-cell>
          <table:table-cell office:value-type="string" table:style-name="ce22">
            <text:p>Advance</text:p>
          </table:table-cell>
          <table:table-cell office:value-type="float" office:value="100" table:style-name="ce25">
            <text:p>100.0</text:p>
          </table:table-cell>
          <table:table-cell office:value-type="float" office:value="104.805528105863" table:style-name="ce25">
            <text:p>104.8</text:p>
          </table:table-cell>
          <table:table-cell office:value-type="float" office:value="113.673718766893" table:style-name="ce25">
            <text:p>113.7</text:p>
          </table:table-cell>
          <table:table-cell office:value-type="float" office:value="128.020154266536" table:style-name="ce25">
            <text:p>128.0</text:p>
          </table:table-cell>
          <table:table-cell office:value-type="float" office:value="135.45689896281601" table:style-name="ce25">
            <text:p>135.5</text:p>
          </table:table-cell>
          <table:table-cell office:value-type="float" office:value="106.482146996439" table:style-name="ce25">
            <text:p>106.5</text:p>
          </table:table-cell>
          <table:table-cell office:value-type="float" office:value="107.914904576021" table:style-name="ce25">
            <text:p>107.9</text:p>
          </table:table-cell>
          <table:table-cell office:value-type="float" office:value="116.027777603581" table:style-name="ce25">
            <text:p>116.0</text:p>
          </table:table-cell>
          <table:table-cell office:value-type="float" office:value="119.556442066419" table:style-name="ce25">
            <text:p>119.6</text:p>
          </table:table-cell>
          <table:table-cell office:value-type="float" office:value="129.15909425814601" table:style-name="ce25">
            <text:p>129.2</text:p>
          </table:table-cell>
          <table:table-cell office:value-type="float" office:value="130.296585899484" table:style-name="ce25">
            <text:p>130.3</text:p>
          </table:table-cell>
          <table:table-cell office:value-type="float" office:value="134.415455099105" table:style-name="ce25">
            <text:p>134.4</text:p>
          </table:table-cell>
          <table:table-cell office:value-type="float" office:value="137.70362492484099" table:style-name="ce25">
            <text:p>137.7</text:p>
          </table:table-cell>
          <table:table-cell office:value-type="float" office:value="137.17773392784599" table:style-name="ce25">
            <text:p>137.2</text:p>
          </table:table-cell>
          <table:table-cell office:value-type="float" office:value="144.159844759533" table:style-name="ce25">
            <text:p>144.2</text:p>
          </table:table-cell>
          <table:table-cell office:value-type="float" office:value="144.47141070694599" table:style-name="ce25">
            <text:p>144.5</text:p>
          </table:table-cell>
          <table:table-cell office:value-type="float" office:value="144.82842049116201" table:style-name="ce25">
            <text:p>144.8</text:p>
          </table:table-cell>
          <table:table-cell office:value-type="float" office:value="133.853099283875" table:style-name="ce25">
            <text:p>133.9</text:p>
          </table:table-cell>
          <table:table-cell office:value-type="float" office:value="148.410588460535" table:style-name="ce25">
            <text:p>148.4</text:p>
          </table:table-cell>
          <table:table-cell office:value-type="float" office:value="161.54481154597707" table:style-name="ce25">
            <text:p>161.5</text:p>
          </table:table-cell>
          <table:table-cell office:value-type="float" office:value="8.8499231905779396" table:style-name="ce25">
            <text:p>8.8</text:p>
          </table:table-cell>
          <table:table-cell office:value-type="float" office:value="2.2938992245306826" table:style-name="ce25">
            <text:p>2.3</text:p>
          </table:table-cell>
          <table:table-cell office:value-type="float" office:value="-4.0969839730590794" table:style-name="ce25">
            <text:p>-4.1</text:p>
          </table:table-cell>
          <table:table-cell office:value-type="float" office:value="-18.9512415913246" table:style-name="ce25">
            <text:p>-19.0</text:p>
          </table:table-cell>
          <table:table-cell table:number-columns-repeated="16358" table:style-name="ce1"/>
        </table:table-row>
        <table:table-row table:style-name="ro10">
          <table:table-cell office:value-type="string" table:style-name="ce22">
            <text:p>London and South East</text:p>
          </table:table-cell>
          <table:table-cell office:value-type="string" table:style-name="ce22">
            <text:p>Anytime</text:p>
          </table:table-cell>
          <table:table-cell office:value-type="float" office:value="100" table:style-name="ce25">
            <text:p>100.0</text:p>
          </table:table-cell>
          <table:table-cell office:value-type="float" office:value="104.18278065681601" table:style-name="ce25">
            <text:p>104.2</text:p>
          </table:table-cell>
          <table:table-cell office:value-type="float" office:value="109.774510856174" table:style-name="ce25">
            <text:p>109.8</text:p>
          </table:table-cell>
          <table:table-cell office:value-type="float" office:value="115.36241146380701" table:style-name="ce25">
            <text:p>115.4</text:p>
          </table:table-cell>
          <table:table-cell office:value-type="float" office:value="121.931348498709" table:style-name="ce25">
            <text:p>121.9</text:p>
          </table:table-cell>
          <table:table-cell office:value-type="float" office:value="131.238993000438" table:style-name="ce25">
            <text:p>131.2</text:p>
          </table:table-cell>
          <table:table-cell office:value-type="float" office:value="131.69523477966999" table:style-name="ce25">
            <text:p>131.7</text:p>
          </table:table-cell>
          <table:table-cell office:value-type="float" office:value="139.76081959796201" table:style-name="ce25">
            <text:p>139.8</text:p>
          </table:table-cell>
          <table:table-cell office:value-type="float" office:value="148.753359516296" table:style-name="ce25">
            <text:p>148.8</text:p>
          </table:table-cell>
          <table:table-cell office:value-type="float" office:value="155.60326219593199" table:style-name="ce25">
            <text:p>155.6</text:p>
          </table:table-cell>
          <table:table-cell office:value-type="float" office:value="159.606815717568" table:style-name="ce25">
            <text:p>159.6</text:p>
          </table:table-cell>
          <table:table-cell office:value-type="float" office:value="162.70093828563199" table:style-name="ce25">
            <text:p>162.7</text:p>
          </table:table-cell>
          <table:table-cell office:value-type="float" office:value="163.900221359932" table:style-name="ce25">
            <text:p>163.9</text:p>
          </table:table-cell>
          <table:table-cell office:value-type="float" office:value="166.119920971982" table:style-name="ce25">
            <text:p>166.1</text:p>
          </table:table-cell>
          <table:table-cell office:value-type="float" office:value="171.05497325535501" table:style-name="ce25">
            <text:p>171.1</text:p>
          </table:table-cell>
          <table:table-cell office:value-type="float" office:value="175.48427608988499" table:style-name="ce25">
            <text:p>175.5</text:p>
          </table:table-cell>
          <table:table-cell office:value-type="float" office:value="180.138808157413" table:style-name="ce25">
            <text:p>180.1</text:p>
          </table:table-cell>
          <table:table-cell office:value-type="float" office:value="184.66144340228601" table:style-name="ce25">
            <text:p>184.7</text:p>
          </table:table-cell>
          <table:table-cell office:value-type="float" office:value="191.680915283747" table:style-name="ce25">
            <text:p>191.7</text:p>
          </table:table-cell>
          <table:table-cell office:value-type="float" office:value="202.88201137292668" table:style-name="ce25">
            <text:p>202.9</text:p>
          </table:table-cell>
          <table:table-cell office:value-type="float" office:value="5.8436157155231596" table:style-name="ce25">
            <text:p>5.8</text:p>
          </table:table-cell>
          <table:table-cell office:value-type="float" office:value="17.833847490100617" table:style-name="ce25">
            <text:p>17.8</text:p>
          </table:table-cell>
          <table:table-cell office:value-type="float" office:value="-6.745713025970776" table:style-name="ce25">
            <text:p>-6.7</text:p>
          </table:table-cell>
          <table:table-cell office:value-type="float" office:value="1.7880733393319308" table:style-name="ce25">
            <text:p>1.8</text:p>
          </table:table-cell>
          <table:table-cell table:number-columns-repeated="16358" table:style-name="ce1"/>
        </table:table-row>
        <table:table-row table:style-name="ro10">
          <table:table-cell office:value-type="string" table:style-name="ce22">
            <text:p>London and South East</text:p>
          </table:table-cell>
          <table:table-cell office:value-type="string" table:style-name="ce22">
            <text:p>Off Peak</text:p>
          </table:table-cell>
          <table:table-cell office:value-type="float" office:value="100" table:style-name="ce25">
            <text:p>100.0</text:p>
          </table:table-cell>
          <table:table-cell office:value-type="float" office:value="105.734655668979" table:style-name="ce25">
            <text:p>105.7</text:p>
          </table:table-cell>
          <table:table-cell office:value-type="float" office:value="110.827086243191" table:style-name="ce25">
            <text:p>110.8</text:p>
          </table:table-cell>
          <table:table-cell office:value-type="float" office:value="116.74567902163599" table:style-name="ce25">
            <text:p>116.7</text:p>
          </table:table-cell>
          <table:table-cell office:value-type="float" office:value="124.049083155997" table:style-name="ce25">
            <text:p>124.0</text:p>
          </table:table-cell>
          <table:table-cell office:value-type="float" office:value="133.10446369841699" table:style-name="ce25">
            <text:p>133.1</text:p>
          </table:table-cell>
          <table:table-cell office:value-type="float" office:value="134.84119410258299" table:style-name="ce25">
            <text:p>134.8</text:p>
          </table:table-cell>
          <table:table-cell office:value-type="float" office:value="143.48478423613" table:style-name="ce25">
            <text:p>143.5</text:p>
          </table:table-cell>
          <table:table-cell office:value-type="float" office:value="152.30801856647" table:style-name="ce25">
            <text:p>152.3</text:p>
          </table:table-cell>
          <table:table-cell office:value-type="float" office:value="158.91812876122901" table:style-name="ce25">
            <text:p>158.9</text:p>
          </table:table-cell>
          <table:table-cell office:value-type="float" office:value="163.17102025144499" table:style-name="ce25">
            <text:p>163.2</text:p>
          </table:table-cell>
          <table:table-cell office:value-type="float" office:value="166.976086241199" table:style-name="ce25">
            <text:p>167.0</text:p>
          </table:table-cell>
          <table:table-cell office:value-type="float" office:value="168.45971965670799" table:style-name="ce25">
            <text:p>168.5</text:p>
          </table:table-cell>
          <table:table-cell office:value-type="float" office:value="171.57575737280499" table:style-name="ce25">
            <text:p>171.6</text:p>
          </table:table-cell>
          <table:table-cell office:value-type="float" office:value="177.07432696758701" table:style-name="ce25">
            <text:p>177.1</text:p>
          </table:table-cell>
          <table:table-cell office:value-type="float" office:value="181.94683787624999" table:style-name="ce25">
            <text:p>181.9</text:p>
          </table:table-cell>
          <table:table-cell office:value-type="float" office:value="186.53042723957901" table:style-name="ce25">
            <text:p>186.5</text:p>
          </table:table-cell>
          <table:table-cell office:value-type="float" office:value="191.309609118097" table:style-name="ce25">
            <text:p>191.3</text:p>
          </table:table-cell>
          <table:table-cell office:value-type="float" office:value="198.583304929175" table:style-name="ce25">
            <text:p>198.6</text:p>
          </table:table-cell>
          <table:table-cell office:value-type="float" office:value="210.30178880472675" table:style-name="ce25">
            <text:p>210.3</text:p>
          </table:table-cell>
          <table:table-cell office:value-type="float" office:value="5.9010418220862899" table:style-name="ce25">
            <text:p>5.9</text:p>
          </table:table-cell>
          <table:table-cell office:value-type="float" office:value="15.796978261389269" table:style-name="ce25">
            <text:p>15.8</text:p>
          </table:table-cell>
          <table:table-cell office:value-type="float" office:value="-6.6951173373689148" table:style-name="ce25">
            <text:p>-6.7</text:p>
          </table:table-cell>
          <table:table-cell office:value-type="float" office:value="5.5106549732516674" table:style-name="ce25">
            <text:p>5.5</text:p>
          </table:table-cell>
          <table:table-cell table:number-columns-repeated="16358" table:style-name="ce1"/>
        </table:table-row>
        <table:table-row table:style-name="ro10">
          <table:table-cell office:value-type="string" table:style-name="ce22">
            <text:p>London and South East</text:p>
          </table:table-cell>
          <table:table-cell office:value-type="string" table:style-name="ce22">
            <text:p>Season</text:p>
          </table:table-cell>
          <table:table-cell office:value-type="float" office:value="100" table:style-name="ce25">
            <text:p>100.0</text:p>
          </table:table-cell>
          <table:table-cell office:value-type="float" office:value="104.702008555942" table:style-name="ce25">
            <text:p>104.7</text:p>
          </table:table-cell>
          <table:table-cell office:value-type="float" office:value="108.921223047117" table:style-name="ce25">
            <text:p>108.9</text:p>
          </table:table-cell>
          <table:table-cell office:value-type="float" office:value="114.031449479947" table:style-name="ce25">
            <text:p>114.0</text:p>
          </table:table-cell>
          <table:table-cell office:value-type="float" office:value="120.53178401512" table:style-name="ce25">
            <text:p>120.5</text:p>
          </table:table-cell>
          <table:table-cell office:value-type="float" office:value="127.985137993756" table:style-name="ce25">
            <text:p>128.0</text:p>
          </table:table-cell>
          <table:table-cell office:value-type="float" office:value="128.013623447664" table:style-name="ce25">
            <text:p>128.0</text:p>
          </table:table-cell>
          <table:table-cell office:value-type="float" office:value="137.359391354873" table:style-name="ce25">
            <text:p>137.4</text:p>
          </table:table-cell>
          <table:table-cell office:value-type="float" office:value="145.551340651251" table:style-name="ce25">
            <text:p>145.6</text:p>
          </table:table-cell>
          <table:table-cell office:value-type="float" office:value="151.59494972563101" table:style-name="ce25">
            <text:p>151.6</text:p>
          </table:table-cell>
          <table:table-cell office:value-type="float" office:value="156.24143997044001" table:style-name="ce25">
            <text:p>156.2</text:p>
          </table:table-cell>
          <table:table-cell office:value-type="float" office:value="160.356176351638" table:style-name="ce25">
            <text:p>160.4</text:p>
          </table:table-cell>
          <table:table-cell office:value-type="float" office:value="161.123107086842" table:style-name="ce25">
            <text:p>161.1</text:p>
          </table:table-cell>
          <table:table-cell office:value-type="float" office:value="163.49069701660099" table:style-name="ce25">
            <text:p>163.5</text:p>
          </table:table-cell>
          <table:table-cell office:value-type="float" office:value="168.524263699838" table:style-name="ce25">
            <text:p>168.5</text:p>
          </table:table-cell>
          <table:table-cell office:value-type="float" office:value="173.11992231598001" table:style-name="ce25">
            <text:p>173.1</text:p>
          </table:table-cell>
          <table:table-cell office:value-type="float" office:value="177.96393424953499" table:style-name="ce25">
            <text:p>178.0</text:p>
          </table:table-cell>
          <table:table-cell office:value-type="float" office:value="182.293301696974" table:style-name="ce25">
            <text:p>182.3</text:p>
          </table:table-cell>
          <table:table-cell office:value-type="float" office:value="188.51134739677801" table:style-name="ce25">
            <text:p>188.5</text:p>
          </table:table-cell>
          <table:table-cell office:value-type="float" office:value="199.34883622047144" table:style-name="ce25">
            <text:p>199.3</text:p>
          </table:table-cell>
          <table:table-cell office:value-type="float" office:value="5.7489848613106203" table:style-name="ce25">
            <text:p>5.7</text:p>
          </table:table-cell>
          <table:table-cell office:value-type="float" office:value="6.3956860437327014" table:style-name="ce25">
            <text:p>6.4</text:p>
          </table:table-cell>
          <table:table-cell office:value-type="float" office:value="-6.8290882279201641" table:style-name="ce25">
            <text:p>-6.8</text:p>
          </table:table-cell>
          <table:table-cell office:value-type="float" office:value="1.5441605719088475E-2" table:style-name="ce25">
            <text:p>0.0</text:p>
          </table:table-cell>
          <table:table-cell table:number-columns-repeated="16358" table:style-name="ce1"/>
        </table:table-row>
        <table:table-row table:style-name="ro10">
          <table:table-cell office:value-type="string" table:style-name="ce22">
            <text:p>London and South East</text:p>
          </table:table-cell>
          <table:table-cell office:value-type="string" table:style-name="ce22">
            <text:p>Super Off Peak</text:p>
          </table:table-cell>
          <table:table-cell office:value-type="float" office:value="100" table:style-name="ce25">
            <text:p>100.0</text:p>
          </table:table-cell>
          <table:table-cell office:value-type="float" office:value="101.304686396527" table:style-name="ce25">
            <text:p>101.3</text:p>
          </table:table-cell>
          <table:table-cell office:value-type="float" office:value="103.136767365411" table:style-name="ce25">
            <text:p>103.1</text:p>
          </table:table-cell>
          <table:table-cell office:value-type="float" office:value="106.41439308075699" table:style-name="ce25">
            <text:p>106.4</text:p>
          </table:table-cell>
          <table:table-cell office:value-type="float" office:value="115.80887325706399" table:style-name="ce25">
            <text:p>115.8</text:p>
          </table:table-cell>
          <table:table-cell office:value-type="float" office:value="126.18455327632" table:style-name="ce25">
            <text:p>126.2</text:p>
          </table:table-cell>
          <table:table-cell office:value-type="float" office:value="126.678448190382" table:style-name="ce25">
            <text:p>126.7</text:p>
          </table:table-cell>
          <table:table-cell office:value-type="float" office:value="132.95073859034801" table:style-name="ce25">
            <text:p>133.0</text:p>
          </table:table-cell>
          <table:table-cell office:value-type="float" office:value="140.743924195261" table:style-name="ce25">
            <text:p>140.7</text:p>
          </table:table-cell>
          <table:table-cell office:value-type="float" office:value="147.27323641246801" table:style-name="ce25">
            <text:p>147.3</text:p>
          </table:table-cell>
          <table:table-cell office:value-type="float" office:value="152.384706137824" table:style-name="ce25">
            <text:p>152.4</text:p>
          </table:table-cell>
          <table:table-cell office:value-type="float" office:value="155.15504978946899" table:style-name="ce25">
            <text:p>155.2</text:p>
          </table:table-cell>
          <table:table-cell office:value-type="float" office:value="156.28035299614501" table:style-name="ce25">
            <text:p>156.3</text:p>
          </table:table-cell>
          <table:table-cell office:value-type="float" office:value="158.96661387035201" table:style-name="ce25">
            <text:p>159.0</text:p>
          </table:table-cell>
          <table:table-cell office:value-type="float" office:value="165.75561926178801" table:style-name="ce25">
            <text:p>165.8</text:p>
          </table:table-cell>
          <table:table-cell office:value-type="float" office:value="170.71740629786299" table:style-name="ce25">
            <text:p>170.7</text:p>
          </table:table-cell>
          <table:table-cell office:value-type="float" office:value="176.62058909981101" table:style-name="ce25">
            <text:p>176.6</text:p>
          </table:table-cell>
          <table:table-cell office:value-type="float" office:value="181.44819307111399" table:style-name="ce25">
            <text:p>181.4</text:p>
          </table:table-cell>
          <table:table-cell office:value-type="float" office:value="188.278411128664" table:style-name="ce25">
            <text:p>188.3</text:p>
          </table:table-cell>
          <table:table-cell office:value-type="float" office:value="199.50955339368713" table:style-name="ce25">
            <text:p>199.5</text:p>
          </table:table-cell>
          <table:table-cell office:value-type="float" office:value="5.9651779498755602" table:style-name="ce25">
            <text:p>6.0</text:p>
          </table:table-cell>
          <table:table-cell office:value-type="float" office:value="3.9810466987754554" table:style-name="ce25">
            <text:p>4.0</text:p>
          </table:table-cell>
          <table:table-cell office:value-type="float" office:value="-6.6386097357924516" table:style-name="ce25">
            <text:p>-6.6</text:p>
          </table:table-cell>
          <table:table-cell office:value-type="float" office:value="9.6075129132349862E-2" table:style-name="ce25">
            <text:p>0.1</text:p>
          </table:table-cell>
          <table:table-cell table:number-columns-repeated="16358" table:style-name="ce1"/>
        </table:table-row>
        <table:table-row table:style-name="ro10">
          <table:table-cell office:value-type="string" table:style-name="ce22">
            <text:p>London and South East</text:p>
          </table:table-cell>
          <table:table-cell office:value-type="string" table:style-name="ce22">
            <text:p>Other</text:p>
          </table:table-cell>
          <table:table-cell office:value-type="float" office:value="100" table:style-name="ce25">
            <text:p>100.0</text:p>
          </table:table-cell>
          <table:table-cell office:value-type="float" office:value="100.36708491896" table:style-name="ce25">
            <text:p>100.4</text:p>
          </table:table-cell>
          <table:table-cell office:value-type="float" office:value="100.75169405536001" table:style-name="ce25">
            <text:p>100.8</text:p>
          </table:table-cell>
          <table:table-cell office:value-type="float" office:value="105.57910619995199" table:style-name="ce25">
            <text:p>105.6</text:p>
          </table:table-cell>
          <table:table-cell office:value-type="float" office:value="110.994891680186" table:style-name="ce25">
            <text:p>111.0</text:p>
          </table:table-cell>
          <table:table-cell office:value-type="float" office:value="112.685641419886" table:style-name="ce25">
            <text:p>112.7</text:p>
          </table:table-cell>
          <table:table-cell office:value-type="float" office:value="113.914612153135" table:style-name="ce25">
            <text:p>113.9</text:p>
          </table:table-cell>
          <table:table-cell office:value-type="float" office:value="119.95043523119" table:style-name="ce25">
            <text:p>120.0</text:p>
          </table:table-cell>
          <table:table-cell office:value-type="float" office:value="125.832915579071" table:style-name="ce25">
            <text:p>125.8</text:p>
          </table:table-cell>
          <table:table-cell office:value-type="float" office:value="133.43782341995001" table:style-name="ce25">
            <text:p>133.4</text:p>
          </table:table-cell>
          <table:table-cell office:value-type="float" office:value="133.77337431969499" table:style-name="ce25">
            <text:p>133.8</text:p>
          </table:table-cell>
          <table:table-cell office:value-type="float" office:value="135.20511512195199" table:style-name="ce25">
            <text:p>135.2</text:p>
          </table:table-cell>
          <table:table-cell office:value-type="float" office:value="136.28463408863399" table:style-name="ce25">
            <text:p>136.3</text:p>
          </table:table-cell>
          <table:table-cell office:value-type="float" office:value="136.598016458003" table:style-name="ce25">
            <text:p>136.6</text:p>
          </table:table-cell>
          <table:table-cell office:value-type="float" office:value="139.41266084396599" table:style-name="ce25">
            <text:p>139.4</text:p>
          </table:table-cell>
          <table:table-cell office:value-type="float" office:value="139.69390477277801" table:style-name="ce25">
            <text:p>139.7</text:p>
          </table:table-cell>
          <table:table-cell office:value-type="float" office:value="152.49862218081699" table:style-name="ce25">
            <text:p>152.5</text:p>
          </table:table-cell>
          <table:table-cell office:value-type="float" office:value="153.36539760555101" table:style-name="ce25">
            <text:p>153.4</text:p>
          </table:table-cell>
          <table:table-cell office:value-type="string" table:style-name="ce25">
            <text:p>[x]</text:p>
          </table:table-cell>
          <table:table-cell office:value-type="string" table:style-name="ce25">
            <text:p>[x]</text:p>
          </table:table-cell>
          <table:table-cell office:value-type="string" table:style-name="ce25">
            <text:p>[x]</text:p>
          </table:table-cell>
          <table:table-cell office:value-type="string" table:style-name="ce25">
            <text:p>[x]</text:p>
          </table:table-cell>
          <table:table-cell office:value-type="string" table:style-name="ce26">
            <text:p>[x]</text:p>
          </table:table-cell>
          <table:table-cell office:value-type="string" table:style-name="ce26">
            <text:p>[x]</text:p>
          </table:table-cell>
          <table:table-cell table:number-columns-repeated="16358" table:style-name="ce1"/>
        </table:table-row>
        <table:table-row table:style-name="ro10">
          <table:table-cell office:value-type="string" table:style-name="ce22">
            <text:p>London and South East</text:p>
          </table:table-cell>
          <table:table-cell office:value-type="string" table:style-name="ce22">
            <text:p>All tickets</text:p>
          </table:table-cell>
          <table:table-cell office:value-type="float" office:value="100" table:style-name="ce25">
            <text:p>100.0</text:p>
          </table:table-cell>
          <table:table-cell office:value-type="float" office:value="104.809789336962" table:style-name="ce25">
            <text:p>104.8</text:p>
          </table:table-cell>
          <table:table-cell office:value-type="float" office:value="109.617259686888" table:style-name="ce25">
            <text:p>109.6</text:p>
          </table:table-cell>
          <table:table-cell office:value-type="float" office:value="115.05962915514399" table:style-name="ce25">
            <text:p>115.1</text:p>
          </table:table-cell>
          <table:table-cell office:value-type="float" office:value="121.807511919616" table:style-name="ce25">
            <text:p>121.8</text:p>
          </table:table-cell>
          <table:table-cell office:value-type="float" office:value="130.053598806932" table:style-name="ce25">
            <text:p>130.1</text:p>
          </table:table-cell>
          <table:table-cell office:value-type="float" office:value="130.62024478297801" table:style-name="ce25">
            <text:p>130.6</text:p>
          </table:table-cell>
          <table:table-cell office:value-type="float" office:value="139.318594216912" table:style-name="ce25">
            <text:p>139.3</text:p>
          </table:table-cell>
          <table:table-cell office:value-type="float" office:value="147.80775475984501" table:style-name="ce25">
            <text:p>147.8</text:p>
          </table:table-cell>
          <table:table-cell office:value-type="float" office:value="154.35493356197199" table:style-name="ce25">
            <text:p>154.4</text:p>
          </table:table-cell>
          <table:table-cell office:value-type="float" office:value="158.664626713676" table:style-name="ce25">
            <text:p>158.7</text:p>
          </table:table-cell>
          <table:table-cell office:value-type="float" office:value="162.352041501407" table:style-name="ce25">
            <text:p>162.4</text:p>
          </table:table-cell>
          <table:table-cell office:value-type="float" office:value="163.504166375484" table:style-name="ce25">
            <text:p>163.5</text:p>
          </table:table-cell>
          <table:table-cell office:value-type="float" office:value="165.94145804413799" table:style-name="ce25">
            <text:p>165.9</text:p>
          </table:table-cell>
          <table:table-cell office:value-type="float" office:value="171.24362205972699" table:style-name="ce25">
            <text:p>171.2</text:p>
          </table:table-cell>
          <table:table-cell office:value-type="float" office:value="175.75029004892201" table:style-name="ce25">
            <text:p>175.8</text:p>
          </table:table-cell>
          <table:table-cell office:value-type="float" office:value="180.41716071204399" table:style-name="ce25">
            <text:p>180.4</text:p>
          </table:table-cell>
          <table:table-cell office:value-type="float" office:value="184.43755766081699" table:style-name="ce25">
            <text:p>184.4</text:p>
          </table:table-cell>
          <table:table-cell office:value-type="float" office:value="191.96293608644399" table:style-name="ce25">
            <text:p>192.0</text:p>
          </table:table-cell>
          <table:table-cell office:value-type="float" office:value="203.49900498499971" table:style-name="ce25">
            <text:p>203.5</text:p>
          </table:table-cell>
          <table:table-cell office:value-type="float" office:value="6.0095293048449827" table:style-name="ce25">
            <text:p>6.0</text:p>
          </table:table-cell>
          <table:table-cell office:value-type="float" office:value="46.301457718528724" table:style-name="ce25">
            <text:p>46.3</text:p>
          </table:table-cell>
          <table:table-cell office:value-type="float" office:value="-6.5995336521189403" table:style-name="ce25">
            <text:p>-6.6</text:p>
          </table:table-cell>
          <table:table-cell office:value-type="float" office:value="2.097625628421357" table:style-name="ce25">
            <text:p>2.1</text:p>
          </table:table-cell>
          <table:table-cell table:number-columns-repeated="16358" table:style-name="ce1"/>
        </table:table-row>
        <table:table-row table:style-name="ro10">
          <table:table-cell office:value-type="string" table:style-name="ce22">
            <text:p>London and South East</text:p>
          </table:table-cell>
          <table:table-cell office:value-type="string" table:style-name="ce22">
            <text:p>Revenue per journey [r]</text:p>
          </table:table-cell>
          <table:table-cell office:value-type="float" office:value="100" table:style-name="ce25">
            <text:p>100.0</text:p>
          </table:table-cell>
          <table:table-cell office:value-type="float" office:value="104.32354289371193" table:style-name="ce25">
            <text:p>104.3</text:p>
          </table:table-cell>
          <table:table-cell office:value-type="float" office:value="107.55372118216594" table:style-name="ce25">
            <text:p>107.6</text:p>
          </table:table-cell>
          <table:table-cell office:value-type="float" office:value="114.23459869466332" table:style-name="ce25">
            <text:p>114.2</text:p>
          </table:table-cell>
          <table:table-cell office:value-type="float" office:value="117.17325239498534" table:style-name="ce25">
            <text:p>117.2</text:p>
          </table:table-cell>
          <table:table-cell office:value-type="float" office:value="123.34422864542435" table:style-name="ce25">
            <text:p>123.3</text:p>
          </table:table-cell>
          <table:table-cell office:value-type="float" office:value="130.98860874798714" table:style-name="ce25">
            <text:p>131.0</text:p>
          </table:table-cell>
          <table:table-cell office:value-type="float" office:value="128.45678268152591" table:style-name="ce25">
            <text:p>128.5</text:p>
          </table:table-cell>
          <table:table-cell office:value-type="float" office:value="131.01453539333386" table:style-name="ce25">
            <text:p>131.0</text:p>
          </table:table-cell>
          <table:table-cell office:value-type="float" office:value="134.47523135557827" table:style-name="ce25">
            <text:p>134.5</text:p>
          </table:table-cell>
          <table:table-cell office:value-type="float" office:value="137.31762240416924" table:style-name="ce25">
            <text:p>137.3</text:p>
          </table:table-cell>
          <table:table-cell office:value-type="float" office:value="139.756762695774" table:style-name="ce25">
            <text:p>139.8</text:p>
          </table:table-cell>
          <table:table-cell office:value-type="float" office:value="141.76172966095356" table:style-name="ce25">
            <text:p>141.8</text:p>
          </table:table-cell>
          <table:table-cell office:value-type="float" office:value="141.84079196595806" table:style-name="ce25">
            <text:p>141.8</text:p>
          </table:table-cell>
          <table:table-cell office:value-type="float" office:value="146.54790776940158" table:style-name="ce25">
            <text:p>146.5</text:p>
          </table:table-cell>
          <table:table-cell office:value-type="float" office:value="151.66055319650997" table:style-name="ce25">
            <text:p>151.7</text:p>
          </table:table-cell>
          <table:table-cell office:value-type="float" office:value="154.67141976381842" table:style-name="ce25">
            <text:p>154.7</text:p>
          </table:table-cell>
          <table:table-cell office:value-type="float" office:value="134.66891486622461" table:style-name="ce25">
            <text:p>134.7</text:p>
          </table:table-cell>
          <table:table-cell office:value-type="float" office:value="151.39460669177112" table:style-name="ce25">
            <text:p>151.4</text:p>
          </table:table-cell>
          <table:table-cell office:value-type="float" office:value="148.38505936802233" table:style-name="ce25">
            <text:p>148.4</text:p>
          </table:table-cell>
          <table:table-cell office:value-type="float" office:value="-1.9878827849369989" table:style-name="ce25">
            <text:p>-2.0</text:p>
          </table:table-cell>
          <table:table-cell office:value-type="string" table:style-name="ce25">
            <text:p>[z]</text:p>
          </table:table-cell>
          <table:table-cell office:value-type="string" table:style-name="ce26">
            <text:p>[z]</text:p>
          </table:table-cell>
          <table:table-cell office:value-type="string" table:style-name="ce26">
            <text:p>[z]</text:p>
          </table:table-cell>
          <table:table-cell table:number-columns-repeated="16358" table:style-name="ce1"/>
        </table:table-row>
        <table:table-row table:style-name="ro10">
          <table:table-cell office:value-type="string" table:style-name="ce22">
            <text:p>Long distance</text:p>
          </table:table-cell>
          <table:table-cell office:value-type="string" table:style-name="ce22">
            <text:p>Advance</text:p>
          </table:table-cell>
          <table:table-cell office:value-type="float" office:value="100" table:style-name="ce25">
            <text:p>100.0</text:p>
          </table:table-cell>
          <table:table-cell office:value-type="float" office:value="104.55481162939699" table:style-name="ce25">
            <text:p>104.6</text:p>
          </table:table-cell>
          <table:table-cell office:value-type="float" office:value="110.82975846070001" table:style-name="ce25">
            <text:p>110.8</text:p>
          </table:table-cell>
          <table:table-cell office:value-type="float" office:value="122.576439853642" table:style-name="ce25">
            <text:p>122.6</text:p>
          </table:table-cell>
          <table:table-cell office:value-type="float" office:value="131.819327216869" table:style-name="ce25">
            <text:p>131.8</text:p>
          </table:table-cell>
          <table:table-cell office:value-type="float" office:value="143.826515398189" table:style-name="ce25">
            <text:p>143.8</text:p>
          </table:table-cell>
          <table:table-cell office:value-type="float" office:value="141.495793655895" table:style-name="ce25">
            <text:p>141.5</text:p>
          </table:table-cell>
          <table:table-cell office:value-type="float" office:value="147.90148063785099" table:style-name="ce25">
            <text:p>147.9</text:p>
          </table:table-cell>
          <table:table-cell office:value-type="float" office:value="156.34341726813301" table:style-name="ce25">
            <text:p>156.3</text:p>
          </table:table-cell>
          <table:table-cell office:value-type="float" office:value="162.97882090795201" table:style-name="ce25">
            <text:p>163.0</text:p>
          </table:table-cell>
          <table:table-cell office:value-type="float" office:value="166.760429105627" table:style-name="ce25">
            <text:p>166.8</text:p>
          </table:table-cell>
          <table:table-cell office:value-type="float" office:value="171.93068474907301" table:style-name="ce25">
            <text:p>171.9</text:p>
          </table:table-cell>
          <table:table-cell office:value-type="float" office:value="171.73175930545099" table:style-name="ce25">
            <text:p>171.7</text:p>
          </table:table-cell>
          <table:table-cell office:value-type="float" office:value="165.789048553063" table:style-name="ce25">
            <text:p>165.8</text:p>
          </table:table-cell>
          <table:table-cell office:value-type="float" office:value="166.30752001248399" table:style-name="ce25">
            <text:p>166.3</text:p>
          </table:table-cell>
          <table:table-cell office:value-type="float" office:value="170.95169055631899" table:style-name="ce25">
            <text:p>171.0</text:p>
          </table:table-cell>
          <table:table-cell office:value-type="float" office:value="173.374519738033" table:style-name="ce25">
            <text:p>173.4</text:p>
          </table:table-cell>
          <table:table-cell office:value-type="float" office:value="164.83255025590199" table:style-name="ce25">
            <text:p>164.8</text:p>
          </table:table-cell>
          <table:table-cell office:value-type="float" office:value="179.52111626252201" table:style-name="ce25">
            <text:p>179.5</text:p>
          </table:table-cell>
          <table:table-cell office:value-type="float" office:value="190.26008549113826" table:style-name="ce25">
            <text:p>190.3</text:p>
          </table:table-cell>
          <table:table-cell office:value-type="float" office:value="5.9820089425648204" table:style-name="ce25">
            <text:p>6.0</text:p>
          </table:table-cell>
          <table:table-cell office:value-type="float" office:value="17.704916090618958" table:style-name="ce25">
            <text:p>17.7</text:p>
          </table:table-cell>
          <table:table-cell office:value-type="float" office:value="-6.6237806673437776" table:style-name="ce25">
            <text:p>-6.6</text:p>
          </table:table-cell>
          <table:table-cell office:value-type="float" office:value="-4.54448176816621" table:style-name="ce25">
            <text:p>-4.5</text:p>
          </table:table-cell>
          <table:table-cell table:number-columns-repeated="16358" table:style-name="ce1"/>
        </table:table-row>
        <table:table-row table:style-name="ro10">
          <table:table-cell office:value-type="string" table:style-name="ce22">
            <text:p>Long distance</text:p>
          </table:table-cell>
          <table:table-cell office:value-type="string" table:style-name="ce22">
            <text:p>Anytime</text:p>
          </table:table-cell>
          <table:table-cell office:value-type="float" office:value="100" table:style-name="ce25">
            <text:p>100.0</text:p>
          </table:table-cell>
          <table:table-cell office:value-type="float" office:value="105.109370289428" table:style-name="ce25">
            <text:p>105.1</text:p>
          </table:table-cell>
          <table:table-cell office:value-type="float" office:value="115.814964903803" table:style-name="ce25">
            <text:p>115.8</text:p>
          </table:table-cell>
          <table:table-cell office:value-type="float" office:value="125.089644924529" table:style-name="ce25">
            <text:p>125.1</text:p>
          </table:table-cell>
          <table:table-cell office:value-type="float" office:value="135.04922809790801" table:style-name="ce25">
            <text:p>135.0</text:p>
          </table:table-cell>
          <table:table-cell office:value-type="float" office:value="148.00321372367401" table:style-name="ce25">
            <text:p>148.0</text:p>
          </table:table-cell>
          <table:table-cell office:value-type="float" office:value="152.24795094911499" table:style-name="ce25">
            <text:p>152.2</text:p>
          </table:table-cell>
          <table:table-cell office:value-type="float" office:value="160.44312256016801" table:style-name="ce25">
            <text:p>160.4</text:p>
          </table:table-cell>
          <table:table-cell office:value-type="float" office:value="170.39932211106199" table:style-name="ce25">
            <text:p>170.4</text:p>
          </table:table-cell>
          <table:table-cell office:value-type="float" office:value="176.43728263551401" table:style-name="ce25">
            <text:p>176.4</text:p>
          </table:table-cell>
          <table:table-cell office:value-type="float" office:value="181.19470251629599" table:style-name="ce25">
            <text:p>181.2</text:p>
          </table:table-cell>
          <table:table-cell office:value-type="float" office:value="183.186202410677" table:style-name="ce25">
            <text:p>183.2</text:p>
          </table:table-cell>
          <table:table-cell office:value-type="float" office:value="184.734252269525" table:style-name="ce25">
            <text:p>184.7</text:p>
          </table:table-cell>
          <table:table-cell office:value-type="float" office:value="190.524849038898" table:style-name="ce25">
            <text:p>190.5</text:p>
          </table:table-cell>
          <table:table-cell office:value-type="float" office:value="196.01861309764001" table:style-name="ce25">
            <text:p>196.0</text:p>
          </table:table-cell>
          <table:table-cell office:value-type="float" office:value="201.709076343654" table:style-name="ce25">
            <text:p>201.7</text:p>
          </table:table-cell>
          <table:table-cell office:value-type="float" office:value="207.33236951357301" table:style-name="ce25">
            <text:p>207.3</text:p>
          </table:table-cell>
          <table:table-cell office:value-type="float" office:value="212.841099699182" table:style-name="ce25">
            <text:p>212.8</text:p>
          </table:table-cell>
          <table:table-cell office:value-type="float" office:value="219.50972340803901" table:style-name="ce25">
            <text:p>219.5</text:p>
          </table:table-cell>
          <table:table-cell office:value-type="float" office:value="230.0474726409571" table:style-name="ce25">
            <text:p>230.0</text:p>
          </table:table-cell>
          <table:table-cell office:value-type="float" office:value="4.8005842608301501" table:style-name="ce25">
            <text:p>4.8</text:p>
          </table:table-cell>
          <table:table-cell office:value-type="float" office:value="3.5481190961642159" table:style-name="ce25">
            <text:p>3.5</text:p>
          </table:table-cell>
          <table:table-cell office:value-type="float" office:value="-7.6646834706342357" table:style-name="ce25">
            <text:p>-7.7</text:p>
          </table:table-cell>
          <table:table-cell office:value-type="float" office:value="15.417275579269955" table:style-name="ce25">
            <text:p>15.4</text:p>
          </table:table-cell>
          <table:table-cell table:number-columns-repeated="16358" table:style-name="ce1"/>
        </table:table-row>
        <table:table-row table:style-name="ro10">
          <table:table-cell office:value-type="string" table:style-name="ce22">
            <text:p>Long distance</text:p>
          </table:table-cell>
          <table:table-cell office:value-type="string" table:style-name="ce22">
            <text:p>Off Peak</text:p>
          </table:table-cell>
          <table:table-cell office:value-type="float" office:value="100" table:style-name="ce25">
            <text:p>100.0</text:p>
          </table:table-cell>
          <table:table-cell office:value-type="float" office:value="104.172553202195" table:style-name="ce25">
            <text:p>104.2</text:p>
          </table:table-cell>
          <table:table-cell office:value-type="float" office:value="110.921472528378" table:style-name="ce25">
            <text:p>110.9</text:p>
          </table:table-cell>
          <table:table-cell office:value-type="float" office:value="114.992063738078" table:style-name="ce25">
            <text:p>115.0</text:p>
          </table:table-cell>
          <table:table-cell office:value-type="float" office:value="120.20517457189101" table:style-name="ce25">
            <text:p>120.2</text:p>
          </table:table-cell>
          <table:table-cell office:value-type="float" office:value="128.598319036676" table:style-name="ce25">
            <text:p>128.6</text:p>
          </table:table-cell>
          <table:table-cell office:value-type="float" office:value="129.93657647047101" table:style-name="ce25">
            <text:p>129.9</text:p>
          </table:table-cell>
          <table:table-cell office:value-type="float" office:value="137.981591837877" table:style-name="ce25">
            <text:p>138.0</text:p>
          </table:table-cell>
          <table:table-cell office:value-type="float" office:value="146.81639818221501" table:style-name="ce25">
            <text:p>146.8</text:p>
          </table:table-cell>
          <table:table-cell office:value-type="float" office:value="153.06335355609801" table:style-name="ce25">
            <text:p>153.1</text:p>
          </table:table-cell>
          <table:table-cell office:value-type="float" office:value="157.097177903063" table:style-name="ce25">
            <text:p>157.1</text:p>
          </table:table-cell>
          <table:table-cell office:value-type="float" office:value="159.21984587658699" table:style-name="ce25">
            <text:p>159.2</text:p>
          </table:table-cell>
          <table:table-cell office:value-type="float" office:value="161.232120317837" table:style-name="ce25">
            <text:p>161.2</text:p>
          </table:table-cell>
          <table:table-cell office:value-type="float" office:value="165.09916755462899" table:style-name="ce25">
            <text:p>165.1</text:p>
          </table:table-cell>
          <table:table-cell office:value-type="float" office:value="172.036006749351" table:style-name="ce25">
            <text:p>172.0</text:p>
          </table:table-cell>
          <table:table-cell office:value-type="float" office:value="176.863429309194" table:style-name="ce25">
            <text:p>176.9</text:p>
          </table:table-cell>
          <table:table-cell office:value-type="float" office:value="181.84377828493601" table:style-name="ce25">
            <text:p>181.8</text:p>
          </table:table-cell>
          <table:table-cell office:value-type="float" office:value="178.788270662911" table:style-name="ce25">
            <text:p>178.8</text:p>
          </table:table-cell>
          <table:table-cell office:value-type="float" office:value="185.65795305358699" table:style-name="ce25">
            <text:p>185.7</text:p>
          </table:table-cell>
          <table:table-cell office:value-type="float" office:value="197.26514124069294" table:style-name="ce25">
            <text:p>197.3</text:p>
          </table:table-cell>
          <table:table-cell office:value-type="float" office:value="6.2519208017745003" table:style-name="ce25">
            <text:p>6.3</text:p>
          </table:table-cell>
          <table:table-cell office:value-type="float" office:value="12.095788873689726" table:style-name="ce25">
            <text:p>12.1</text:p>
          </table:table-cell>
          <table:table-cell office:value-type="float" office:value="-6.3859728618726894" table:style-name="ce25">
            <text:p>-6.4</text:p>
          </table:table-cell>
          <table:table-cell office:value-type="float" office:value="-1.0299704344278782" table:style-name="ce25">
            <text:p>-1.0</text:p>
          </table:table-cell>
          <table:table-cell table:number-columns-repeated="16358" table:style-name="ce1"/>
        </table:table-row>
        <table:table-row table:style-name="ro10">
          <table:table-cell office:value-type="string" table:style-name="ce22">
            <text:p>Long distance</text:p>
          </table:table-cell>
          <table:table-cell office:value-type="string" table:style-name="ce22">
            <text:p>Season</text:p>
          </table:table-cell>
          <table:table-cell office:value-type="float" office:value="100" table:style-name="ce25">
            <text:p>100.0</text:p>
          </table:table-cell>
          <table:table-cell office:value-type="float" office:value="104.242916547213" table:style-name="ce25">
            <text:p>104.2</text:p>
          </table:table-cell>
          <table:table-cell office:value-type="float" office:value="109.007448838751" table:style-name="ce25">
            <text:p>109.0</text:p>
          </table:table-cell>
          <table:table-cell office:value-type="float" office:value="116.134858520676" table:style-name="ce25">
            <text:p>116.1</text:p>
          </table:table-cell>
          <table:table-cell office:value-type="float" office:value="123.063065940759" table:style-name="ce25">
            <text:p>123.1</text:p>
          </table:table-cell>
          <table:table-cell office:value-type="float" office:value="135.23605394504401" table:style-name="ce25">
            <text:p>135.2</text:p>
          </table:table-cell>
          <table:table-cell office:value-type="float" office:value="134.75870356791901" table:style-name="ce25">
            <text:p>134.8</text:p>
          </table:table-cell>
          <table:table-cell office:value-type="float" office:value="142.88557995634301" table:style-name="ce25">
            <text:p>142.9</text:p>
          </table:table-cell>
          <table:table-cell office:value-type="float" office:value="151.371454831215" table:style-name="ce25">
            <text:p>151.4</text:p>
          </table:table-cell>
          <table:table-cell office:value-type="float" office:value="158.26486609942199" table:style-name="ce25">
            <text:p>158.3</text:p>
          </table:table-cell>
          <table:table-cell office:value-type="float" office:value="163.490339159511" table:style-name="ce25">
            <text:p>163.5</text:p>
          </table:table-cell>
          <table:table-cell office:value-type="float" office:value="167.72311393348301" table:style-name="ce25">
            <text:p>167.7</text:p>
          </table:table-cell>
          <table:table-cell office:value-type="float" office:value="168.851323806648" table:style-name="ce25">
            <text:p>168.9</text:p>
          </table:table-cell>
          <table:table-cell office:value-type="float" office:value="172.187920633971" table:style-name="ce25">
            <text:p>172.2</text:p>
          </table:table-cell>
          <table:table-cell office:value-type="float" office:value="177.821945649555" table:style-name="ce25">
            <text:p>177.8</text:p>
          </table:table-cell>
          <table:table-cell office:value-type="float" office:value="183.59564046067899" table:style-name="ce25">
            <text:p>183.6</text:p>
          </table:table-cell>
          <table:table-cell office:value-type="float" office:value="188.68015949503999" table:style-name="ce25">
            <text:p>188.7</text:p>
          </table:table-cell>
          <table:table-cell office:value-type="float" office:value="193.181186843793" table:style-name="ce25">
            <text:p>193.2</text:p>
          </table:table-cell>
          <table:table-cell office:value-type="float" office:value="200.37751363242299" table:style-name="ce25">
            <text:p>200.4</text:p>
          </table:table-cell>
          <table:table-cell office:value-type="float" office:value="211.93704390133271" table:style-name="ce25">
            <text:p>211.9</text:p>
          </table:table-cell>
          <table:table-cell office:value-type="float" office:value="5.7688759878090901" table:style-name="ce25">
            <text:p>5.8</text:p>
          </table:table-cell>
          <table:table-cell office:value-type="float" office:value="0.85004831582390106" table:style-name="ce25">
            <text:p>0.9</text:p>
          </table:table-cell>
          <table:table-cell office:value-type="float" office:value="-6.8115630063356098" table:style-name="ce25">
            <text:p>-6.8</text:p>
          </table:table-cell>
          <table:table-cell office:value-type="float" office:value="6.3310799314599393" table:style-name="ce25">
            <text:p>6.3</text:p>
          </table:table-cell>
          <table:table-cell table:number-columns-repeated="16358" table:style-name="ce1"/>
        </table:table-row>
        <table:table-row table:style-name="ro10">
          <table:table-cell office:value-type="string" table:style-name="ce22">
            <text:p>Long distance</text:p>
          </table:table-cell>
          <table:table-cell office:value-type="string" table:style-name="ce22">
            <text:p>Super Off Peak</text:p>
          </table:table-cell>
          <table:table-cell office:value-type="float" office:value="100" table:style-name="ce25">
            <text:p>100.0</text:p>
          </table:table-cell>
          <table:table-cell office:value-type="float" office:value="105.676071177919" table:style-name="ce25">
            <text:p>105.7</text:p>
          </table:table-cell>
          <table:table-cell office:value-type="float" office:value="110.943730477177" table:style-name="ce25">
            <text:p>110.9</text:p>
          </table:table-cell>
          <table:table-cell office:value-type="float" office:value="115.23932749743901" table:style-name="ce25">
            <text:p>115.2</text:p>
          </table:table-cell>
          <table:table-cell office:value-type="float" office:value="124.735668623961" table:style-name="ce25">
            <text:p>124.7</text:p>
          </table:table-cell>
          <table:table-cell office:value-type="float" office:value="132.17055784406099" table:style-name="ce25">
            <text:p>132.2</text:p>
          </table:table-cell>
          <table:table-cell office:value-type="float" office:value="133.074482974717" table:style-name="ce25">
            <text:p>133.1</text:p>
          </table:table-cell>
          <table:table-cell office:value-type="float" office:value="139.07726192394799" table:style-name="ce25">
            <text:p>139.1</text:p>
          </table:table-cell>
          <table:table-cell office:value-type="float" office:value="147.26716537505399" table:style-name="ce25">
            <text:p>147.3</text:p>
          </table:table-cell>
          <table:table-cell office:value-type="float" office:value="153.760489070473" table:style-name="ce25">
            <text:p>153.8</text:p>
          </table:table-cell>
          <table:table-cell office:value-type="float" office:value="157.416197969622" table:style-name="ce25">
            <text:p>157.4</text:p>
          </table:table-cell>
          <table:table-cell office:value-type="float" office:value="159.310485762761" table:style-name="ce25">
            <text:p>159.3</text:p>
          </table:table-cell>
          <table:table-cell office:value-type="float" office:value="160.53640684067301" table:style-name="ce25">
            <text:p>160.5</text:p>
          </table:table-cell>
          <table:table-cell office:value-type="float" office:value="163.85036792211201" table:style-name="ce25">
            <text:p>163.9</text:p>
          </table:table-cell>
          <table:table-cell office:value-type="float" office:value="169.09599311456299" table:style-name="ce25">
            <text:p>169.1</text:p>
          </table:table-cell>
          <table:table-cell office:value-type="float" office:value="173.99907437541199" table:style-name="ce25">
            <text:p>174.0</text:p>
          </table:table-cell>
          <table:table-cell office:value-type="float" office:value="177.999592231343" table:style-name="ce25">
            <text:p>178.0</text:p>
          </table:table-cell>
          <table:table-cell office:value-type="float" office:value="180.87603217782799" table:style-name="ce25">
            <text:p>180.9</text:p>
          </table:table-cell>
          <table:table-cell office:value-type="float" office:value="187.40109292696999" table:style-name="ce25">
            <text:p>187.4</text:p>
          </table:table-cell>
          <table:table-cell office:value-type="float" office:value="198.42904397091596" table:style-name="ce25">
            <text:p>198.4</text:p>
          </table:table-cell>
          <table:table-cell office:value-type="float" office:value="5.8846780836243804" table:style-name="ce25">
            <text:p>5.9</text:p>
          </table:table-cell>
          <table:table-cell office:value-type="float" office:value="4.4089638394763986" table:style-name="ce25">
            <text:p>4.4</text:p>
          </table:table-cell>
          <table:table-cell office:value-type="float" office:value="-6.7095347280842486" table:style-name="ce25">
            <text:p>-6.7</text:p>
          </table:table-cell>
          <table:table-cell office:value-type="float" office:value="-0.44602799585445035" table:style-name="ce25">
            <text:p>-0.4</text:p>
          </table:table-cell>
          <table:table-cell table:number-columns-repeated="16358" table:style-name="ce1"/>
        </table:table-row>
        <table:table-row table:style-name="ro10">
          <table:table-cell office:value-type="string" table:style-name="ce22">
            <text:p>Long distance</text:p>
          </table:table-cell>
          <table:table-cell office:value-type="string" table:style-name="ce22">
            <text:p>Other</text:p>
          </table:table-cell>
          <table:table-cell office:value-type="float" office:value="100" table:style-name="ce25">
            <text:p>100.0</text:p>
          </table:table-cell>
          <table:table-cell office:value-type="float" office:value="104.59412628749401" table:style-name="ce25">
            <text:p>104.6</text:p>
          </table:table-cell>
          <table:table-cell office:value-type="float" office:value="113.777741663641" table:style-name="ce25">
            <text:p>113.8</text:p>
          </table:table-cell>
          <table:table-cell office:value-type="float" office:value="125.788512330069" table:style-name="ce25">
            <text:p>125.8</text:p>
          </table:table-cell>
          <table:table-cell office:value-type="float" office:value="139.527993984164" table:style-name="ce25">
            <text:p>139.5</text:p>
          </table:table-cell>
          <table:table-cell office:value-type="float" office:value="137.606420255687" table:style-name="ce25">
            <text:p>137.6</text:p>
          </table:table-cell>
          <table:table-cell office:value-type="float" office:value="139.32988716052699" table:style-name="ce25">
            <text:p>139.3</text:p>
          </table:table-cell>
          <table:table-cell office:value-type="float" office:value="150.98326322646099" table:style-name="ce25">
            <text:p>151.0</text:p>
          </table:table-cell>
          <table:table-cell office:value-type="float" office:value="161.06361629390099" table:style-name="ce25">
            <text:p>161.1</text:p>
          </table:table-cell>
          <table:table-cell office:value-type="float" office:value="164.135679604442" table:style-name="ce25">
            <text:p>164.1</text:p>
          </table:table-cell>
          <table:table-cell office:value-type="float" office:value="165.74458985836401" table:style-name="ce25">
            <text:p>165.7</text:p>
          </table:table-cell>
          <table:table-cell office:value-type="float" office:value="168.28296958651001" table:style-name="ce25">
            <text:p>168.3</text:p>
          </table:table-cell>
          <table:table-cell office:value-type="float" office:value="171.226799672418" table:style-name="ce25">
            <text:p>171.2</text:p>
          </table:table-cell>
          <table:table-cell office:value-type="float" office:value="173.70950024262399" table:style-name="ce25">
            <text:p>173.7</text:p>
          </table:table-cell>
          <table:table-cell office:value-type="float" office:value="179.22525994648299" table:style-name="ce25">
            <text:p>179.2</text:p>
          </table:table-cell>
          <table:table-cell office:value-type="float" office:value="182.71595857853899" table:style-name="ce25">
            <text:p>182.7</text:p>
          </table:table-cell>
          <table:table-cell office:value-type="float" office:value="184.80926778715201" table:style-name="ce25">
            <text:p>184.8</text:p>
          </table:table-cell>
          <table:table-cell office:value-type="float" office:value="186.31497887592101" table:style-name="ce25">
            <text:p>186.3</text:p>
          </table:table-cell>
          <table:table-cell office:value-type="string" table:style-name="ce25">
            <text:p>[x]</text:p>
          </table:table-cell>
          <table:table-cell office:value-type="string" table:style-name="ce25">
            <text:p>[x]</text:p>
          </table:table-cell>
          <table:table-cell office:value-type="string" table:style-name="ce25">
            <text:p>[x]</text:p>
          </table:table-cell>
          <table:table-cell office:value-type="string" table:style-name="ce25">
            <text:p>[x]</text:p>
          </table:table-cell>
          <table:table-cell office:value-type="string" table:style-name="ce26">
            <text:p>[x]</text:p>
          </table:table-cell>
          <table:table-cell office:value-type="string" table:style-name="ce26">
            <text:p>[x]</text:p>
          </table:table-cell>
          <table:table-cell table:number-columns-repeated="16358" table:style-name="ce1"/>
        </table:table-row>
        <table:table-row table:style-name="ro10">
          <table:table-cell office:value-type="string" table:style-name="ce22">
            <text:p>Long distance</text:p>
          </table:table-cell>
          <table:table-cell office:value-type="string" table:style-name="ce22">
            <text:p>All tickets</text:p>
          </table:table-cell>
          <table:table-cell office:value-type="float" office:value="100" table:style-name="ce25">
            <text:p>100.0</text:p>
          </table:table-cell>
          <table:table-cell office:value-type="float" office:value="104.73853712797499" table:style-name="ce25">
            <text:p>104.7</text:p>
          </table:table-cell>
          <table:table-cell office:value-type="float" office:value="113.150127712686" table:style-name="ce25">
            <text:p>113.2</text:p>
          </table:table-cell>
          <table:table-cell office:value-type="float" office:value="120.68078650375099" table:style-name="ce25">
            <text:p>120.7</text:p>
          </table:table-cell>
          <table:table-cell office:value-type="float" office:value="128.60877947066101" table:style-name="ce25">
            <text:p>128.6</text:p>
          </table:table-cell>
          <table:table-cell office:value-type="float" office:value="139.410735694588" table:style-name="ce25">
            <text:p>139.4</text:p>
          </table:table-cell>
          <table:table-cell office:value-type="float" office:value="140.65569501918799" table:style-name="ce25">
            <text:p>140.7</text:p>
          </table:table-cell>
          <table:table-cell office:value-type="float" office:value="148.27111647279901" table:style-name="ce25">
            <text:p>148.3</text:p>
          </table:table-cell>
          <table:table-cell office:value-type="float" office:value="157.280684034166" table:style-name="ce25">
            <text:p>157.3</text:p>
          </table:table-cell>
          <table:table-cell office:value-type="float" office:value="163.71023935086001" table:style-name="ce25">
            <text:p>163.7</text:p>
          </table:table-cell>
          <table:table-cell office:value-type="float" office:value="167.89889267135899" table:style-name="ce25">
            <text:p>167.9</text:p>
          </table:table-cell>
          <table:table-cell office:value-type="float" office:value="171.202504508575" table:style-name="ce25">
            <text:p>171.2</text:p>
          </table:table-cell>
          <table:table-cell office:value-type="float" office:value="172.220759600675" table:style-name="ce25">
            <text:p>172.2</text:p>
          </table:table-cell>
          <table:table-cell office:value-type="float" office:value="173.102053653382" table:style-name="ce25">
            <text:p>173.1</text:p>
          </table:table-cell>
          <table:table-cell office:value-type="float" office:value="177.11291582632199" table:style-name="ce25">
            <text:p>177.1</text:p>
          </table:table-cell>
          <table:table-cell office:value-type="float" office:value="182.170628683122" table:style-name="ce25">
            <text:p>182.2</text:p>
          </table:table-cell>
          <table:table-cell office:value-type="float" office:value="186.19558908737099" table:style-name="ce25">
            <text:p>186.2</text:p>
          </table:table-cell>
          <table:table-cell office:value-type="float" office:value="184.068776044109" table:style-name="ce25">
            <text:p>184.1</text:p>
          </table:table-cell>
          <table:table-cell office:value-type="float" office:value="195.261869143311" table:style-name="ce25">
            <text:p>195.3</text:p>
          </table:table-cell>
          <table:table-cell office:value-type="float" office:value="206.86469954838392" table:style-name="ce25">
            <text:p>206.9</text:p>
          </table:table-cell>
          <table:table-cell office:value-type="float" office:value="5.9421895611155344" table:style-name="ce25">
            <text:p>5.9</text:p>
          </table:table-cell>
          <table:table-cell office:value-type="float" office:value="38.607836215773197" table:style-name="ce25">
            <text:p>38.6</text:p>
          </table:table-cell>
          <table:table-cell office:value-type="float" office:value="-6.6588638228056922" table:style-name="ce25">
            <text:p>-6.7</text:p>
          </table:table-cell>
          <table:table-cell office:value-type="float" office:value="3.7862305606044098" table:style-name="ce25">
            <text:p>3.8</text:p>
          </table:table-cell>
          <table:table-cell table:number-columns-repeated="16358" table:style-name="ce1"/>
        </table:table-row>
        <table:table-row table:style-name="ro10">
          <table:table-cell office:value-type="string" table:style-name="ce22">
            <text:p>Long distance</text:p>
          </table:table-cell>
          <table:table-cell office:value-type="string" table:style-name="ce22">
            <text:p>Revenue per journey [r]</text:p>
          </table:table-cell>
          <table:table-cell office:value-type="float" office:value="100" table:style-name="ce25">
            <text:p>100.0</text:p>
          </table:table-cell>
          <table:table-cell office:value-type="float" office:value="103.52183840423601" table:style-name="ce25">
            <text:p>103.5</text:p>
          </table:table-cell>
          <table:table-cell office:value-type="float" office:value="106.36016741043792" table:style-name="ce25">
            <text:p>106.4</text:p>
          </table:table-cell>
          <table:table-cell office:value-type="float" office:value="109.92392234510004" table:style-name="ce25">
            <text:p>109.9</text:p>
          </table:table-cell>
          <table:table-cell office:value-type="float" office:value="115.93968437384299" table:style-name="ce25">
            <text:p>115.9</text:p>
          </table:table-cell>
          <table:table-cell office:value-type="float" office:value="118.03271781374256" table:style-name="ce25">
            <text:p>118.0</text:p>
          </table:table-cell>
          <table:table-cell office:value-type="float" office:value="118.59745088489905" table:style-name="ce25">
            <text:p>118.6</text:p>
          </table:table-cell>
          <table:table-cell office:value-type="float" office:value="119.88976410501678" table:style-name="ce25">
            <text:p>119.9</text:p>
          </table:table-cell>
          <table:table-cell office:value-type="float" office:value="122.93392136728514" table:style-name="ce25">
            <text:p>122.9</text:p>
          </table:table-cell>
          <table:table-cell office:value-type="float" office:value="127.67265790171253" table:style-name="ce25">
            <text:p>127.7</text:p>
          </table:table-cell>
          <table:table-cell office:value-type="float" office:value="131.4657446106109" table:style-name="ce25">
            <text:p>131.5</text:p>
          </table:table-cell>
          <table:table-cell office:value-type="float" office:value="133.66403175088791" table:style-name="ce25">
            <text:p>133.7</text:p>
          </table:table-cell>
          <table:table-cell office:value-type="float" office:value="138.05352102695568" table:style-name="ce25">
            <text:p>138.1</text:p>
          </table:table-cell>
          <table:table-cell office:value-type="float" office:value="137.60973925520349" table:style-name="ce25">
            <text:p>137.6</text:p>
          </table:table-cell>
          <table:table-cell office:value-type="float" office:value="139.76982984189667" table:style-name="ce25">
            <text:p>139.8</text:p>
          </table:table-cell>
          <table:table-cell office:value-type="float" office:value="145.64602872026725" table:style-name="ce25">
            <text:p>145.6</text:p>
          </table:table-cell>
          <table:table-cell office:value-type="float" office:value="149.39090742504857" table:style-name="ce25">
            <text:p>149.4</text:p>
          </table:table-cell>
          <table:table-cell office:value-type="float" office:value="120.21511690197079" table:style-name="ce25">
            <text:p>120.2</text:p>
          </table:table-cell>
          <table:table-cell office:value-type="float" office:value="135.12777726808082" table:style-name="ce25">
            <text:p>135.1</text:p>
          </table:table-cell>
          <table:table-cell office:value-type="float" office:value="141.51334927211479" table:style-name="ce25">
            <text:p>141.5</text:p>
          </table:table-cell>
          <table:table-cell office:value-type="float" office:value="4.7255805824183623" table:style-name="ce25">
            <text:p>4.7</text:p>
          </table:table-cell>
          <table:table-cell office:value-type="string" table:style-name="ce25">
            <text:p>[z]</text:p>
          </table:table-cell>
          <table:table-cell office:value-type="string" table:style-name="ce26">
            <text:p>[z]</text:p>
          </table:table-cell>
          <table:table-cell office:value-type="string" table:style-name="ce26">
            <text:p>[z]</text:p>
          </table:table-cell>
          <table:table-cell table:number-columns-repeated="16358" table:style-name="ce1"/>
        </table:table-row>
        <table:table-row table:style-name="ro10">
          <table:table-cell office:value-type="string" table:style-name="ce22">
            <text:p>Regional</text:p>
          </table:table-cell>
          <table:table-cell office:value-type="string" table:style-name="ce22">
            <text:p>Advance</text:p>
          </table:table-cell>
          <table:table-cell office:value-type="float" office:value="100" table:style-name="ce25">
            <text:p>100.0</text:p>
          </table:table-cell>
          <table:table-cell office:value-type="float" office:value="103.585125056839" table:style-name="ce25">
            <text:p>103.6</text:p>
          </table:table-cell>
          <table:table-cell office:value-type="float" office:value="109.413854190401" table:style-name="ce25">
            <text:p>109.4</text:p>
          </table:table-cell>
          <table:table-cell office:value-type="float" office:value="112.87717618453701" table:style-name="ce25">
            <text:p>112.9</text:p>
          </table:table-cell>
          <table:table-cell office:value-type="float" office:value="125.051038505409" table:style-name="ce25">
            <text:p>125.1</text:p>
          </table:table-cell>
          <table:table-cell office:value-type="float" office:value="134.805729947727" table:style-name="ce25">
            <text:p>134.8</text:p>
          </table:table-cell>
          <table:table-cell office:value-type="float" office:value="138.15922779534301" table:style-name="ce25">
            <text:p>138.2</text:p>
          </table:table-cell>
          <table:table-cell office:value-type="float" office:value="144.02410111128799" table:style-name="ce25">
            <text:p>144.0</text:p>
          </table:table-cell>
          <table:table-cell office:value-type="float" office:value="151.94654716343601" table:style-name="ce25">
            <text:p>151.9</text:p>
          </table:table-cell>
          <table:table-cell office:value-type="float" office:value="157.83574909508499" table:style-name="ce25">
            <text:p>157.8</text:p>
          </table:table-cell>
          <table:table-cell office:value-type="float" office:value="158.98694114439701" table:style-name="ce25">
            <text:p>159.0</text:p>
          </table:table-cell>
          <table:table-cell office:value-type="float" office:value="161.19675742315999" table:style-name="ce25">
            <text:p>161.2</text:p>
          </table:table-cell>
          <table:table-cell office:value-type="float" office:value="158.62988436819199" table:style-name="ce25">
            <text:p>158.6</text:p>
          </table:table-cell>
          <table:table-cell office:value-type="float" office:value="169.01423856466101" table:style-name="ce25">
            <text:p>169.0</text:p>
          </table:table-cell>
          <table:table-cell office:value-type="float" office:value="177.18712860838301" table:style-name="ce25">
            <text:p>177.2</text:p>
          </table:table-cell>
          <table:table-cell office:value-type="float" office:value="184.165092661063" table:style-name="ce25">
            <text:p>184.2</text:p>
          </table:table-cell>
          <table:table-cell office:value-type="float" office:value="184.49430273768701" table:style-name="ce25">
            <text:p>184.5</text:p>
          </table:table-cell>
          <table:table-cell office:value-type="float" office:value="190.418030558015" table:style-name="ce25">
            <text:p>190.4</text:p>
          </table:table-cell>
          <table:table-cell office:value-type="float" office:value="203.03078265890599" table:style-name="ce25">
            <text:p>203.0</text:p>
          </table:table-cell>
          <table:table-cell office:value-type="float" office:value="210.37745223337265" table:style-name="ce25">
            <text:p>210.4</text:p>
          </table:table-cell>
          <table:table-cell office:value-type="float" office:value="3.6185003467228598" table:style-name="ce25">
            <text:p>3.6</text:p>
          </table:table-cell>
          <table:table-cell office:value-type="float" office:value="2.7307131279856875" table:style-name="ce25">
            <text:p>2.7</text:p>
          </table:table-cell>
          <table:table-cell office:value-type="float" office:value="-8.706167095398353" table:style-name="ce25">
            <text:p>-8.7</text:p>
          </table:table-cell>
          <table:table-cell office:value-type="float" office:value="5.5486161240308611" table:style-name="ce25">
            <text:p>5.5</text:p>
          </table:table-cell>
          <table:table-cell table:number-columns-repeated="16358" table:style-name="ce1"/>
        </table:table-row>
        <table:table-row table:style-name="ro10">
          <table:table-cell office:value-type="string" table:style-name="ce22">
            <text:p>Regional</text:p>
          </table:table-cell>
          <table:table-cell office:value-type="string" table:style-name="ce22">
            <text:p>Anytime</text:p>
          </table:table-cell>
          <table:table-cell office:value-type="float" office:value="100" table:style-name="ce25">
            <text:p>100.0</text:p>
          </table:table-cell>
          <table:table-cell office:value-type="float" office:value="104.473971798905" table:style-name="ce25">
            <text:p>104.5</text:p>
          </table:table-cell>
          <table:table-cell office:value-type="float" office:value="110.041794116201" table:style-name="ce25">
            <text:p>110.0</text:p>
          </table:table-cell>
          <table:table-cell office:value-type="float" office:value="115.82905502772699" table:style-name="ce25">
            <text:p>115.8</text:p>
          </table:table-cell>
          <table:table-cell office:value-type="float" office:value="122.83290089939101" table:style-name="ce25">
            <text:p>122.8</text:p>
          </table:table-cell>
          <table:table-cell office:value-type="float" office:value="132.21255020127501" table:style-name="ce25">
            <text:p>132.2</text:p>
          </table:table-cell>
          <table:table-cell office:value-type="float" office:value="132.99539089466799" table:style-name="ce25">
            <text:p>133.0</text:p>
          </table:table-cell>
          <table:table-cell office:value-type="float" office:value="141.099759937024" table:style-name="ce25">
            <text:p>141.1</text:p>
          </table:table-cell>
          <table:table-cell office:value-type="float" office:value="150.425222340907" table:style-name="ce25">
            <text:p>150.4</text:p>
          </table:table-cell>
          <table:table-cell office:value-type="float" office:value="157.107611810333" table:style-name="ce25">
            <text:p>157.1</text:p>
          </table:table-cell>
          <table:table-cell office:value-type="float" office:value="161.07284745435899" table:style-name="ce25">
            <text:p>161.1</text:p>
          </table:table-cell>
          <table:table-cell office:value-type="float" office:value="164.86128682063401" table:style-name="ce25">
            <text:p>164.9</text:p>
          </table:table-cell>
          <table:table-cell office:value-type="float" office:value="167.03790372863401" table:style-name="ce25">
            <text:p>167.0</text:p>
          </table:table-cell>
          <table:table-cell office:value-type="float" office:value="170.26911012950799" table:style-name="ce25">
            <text:p>170.3</text:p>
          </table:table-cell>
          <table:table-cell office:value-type="float" office:value="176.59537321132299" table:style-name="ce25">
            <text:p>176.6</text:p>
          </table:table-cell>
          <table:table-cell office:value-type="float" office:value="182.37026980111801" table:style-name="ce25">
            <text:p>182.4</text:p>
          </table:table-cell>
          <table:table-cell office:value-type="float" office:value="186.95853018305399" table:style-name="ce25">
            <text:p>187.0</text:p>
          </table:table-cell>
          <table:table-cell office:value-type="float" office:value="191.368665224468" table:style-name="ce25">
            <text:p>191.4</text:p>
          </table:table-cell>
          <table:table-cell office:value-type="float" office:value="198.06733304209999" table:style-name="ce25">
            <text:p>198.1</text:p>
          </table:table-cell>
          <table:table-cell office:value-type="float" office:value="206.69275532343053" table:style-name="ce25">
            <text:p>206.7</text:p>
          </table:table-cell>
          <table:table-cell office:value-type="float" office:value="4.3547929630057602" table:style-name="ce25">
            <text:p>4.4</text:p>
          </table:table-cell>
          <table:table-cell office:value-type="float" office:value="4.8664371250297229" table:style-name="ce25">
            <text:p>4.9</text:p>
          </table:table-cell>
          <table:table-cell office:value-type="float" office:value="-8.0574511339156292" table:style-name="ce25">
            <text:p>-8.1</text:p>
          </table:table-cell>
          <table:table-cell office:value-type="float" office:value="3.699964305348987" table:style-name="ce25">
            <text:p>3.7</text:p>
          </table:table-cell>
          <table:table-cell table:number-columns-repeated="16358" table:style-name="ce1"/>
        </table:table-row>
        <table:table-row table:style-name="ro10">
          <table:table-cell office:value-type="string" table:style-name="ce22">
            <text:p>Regional</text:p>
          </table:table-cell>
          <table:table-cell office:value-type="string" table:style-name="ce22">
            <text:p>Off Peak</text:p>
          </table:table-cell>
          <table:table-cell office:value-type="float" office:value="100" table:style-name="ce25">
            <text:p>100.0</text:p>
          </table:table-cell>
          <table:table-cell office:value-type="float" office:value="104.272770691815" table:style-name="ce25">
            <text:p>104.3</text:p>
          </table:table-cell>
          <table:table-cell office:value-type="float" office:value="109.260173627545" table:style-name="ce25">
            <text:p>109.3</text:p>
          </table:table-cell>
          <table:table-cell office:value-type="float" office:value="114.27611745826199" table:style-name="ce25">
            <text:p>114.3</text:p>
          </table:table-cell>
          <table:table-cell office:value-type="float" office:value="120.07451871550001" table:style-name="ce25">
            <text:p>120.1</text:p>
          </table:table-cell>
          <table:table-cell office:value-type="float" office:value="128.51201398926699" table:style-name="ce25">
            <text:p>128.5</text:p>
          </table:table-cell>
          <table:table-cell office:value-type="float" office:value="130.13739990383399" table:style-name="ce25">
            <text:p>130.1</text:p>
          </table:table-cell>
          <table:table-cell office:value-type="float" office:value="137.84616428052601" table:style-name="ce25">
            <text:p>137.8</text:p>
          </table:table-cell>
          <table:table-cell office:value-type="float" office:value="146.45862754214301" table:style-name="ce25">
            <text:p>146.5</text:p>
          </table:table-cell>
          <table:table-cell office:value-type="float" office:value="152.94793238768199" table:style-name="ce25">
            <text:p>152.9</text:p>
          </table:table-cell>
          <table:table-cell office:value-type="float" office:value="156.11749158324699" table:style-name="ce25">
            <text:p>156.1</text:p>
          </table:table-cell>
          <table:table-cell office:value-type="float" office:value="159.63217363939299" table:style-name="ce25">
            <text:p>159.6</text:p>
          </table:table-cell>
          <table:table-cell office:value-type="float" office:value="161.782689183347" table:style-name="ce25">
            <text:p>161.8</text:p>
          </table:table-cell>
          <table:table-cell office:value-type="float" office:value="163.89298925669399" table:style-name="ce25">
            <text:p>163.9</text:p>
          </table:table-cell>
          <table:table-cell office:value-type="float" office:value="169.88451081945101" table:style-name="ce25">
            <text:p>169.9</text:p>
          </table:table-cell>
          <table:table-cell office:value-type="float" office:value="175.209365842908" table:style-name="ce25">
            <text:p>175.2</text:p>
          </table:table-cell>
          <table:table-cell office:value-type="float" office:value="179.284683291742" table:style-name="ce25">
            <text:p>179.3</text:p>
          </table:table-cell>
          <table:table-cell office:value-type="float" office:value="182.55435376491801" table:style-name="ce25">
            <text:p>182.6</text:p>
          </table:table-cell>
          <table:table-cell office:value-type="float" office:value="188.917603095506" table:style-name="ce25">
            <text:p>188.9</text:p>
          </table:table-cell>
          <table:table-cell office:value-type="float" office:value="197.17165659162737" table:style-name="ce25">
            <text:p>197.2</text:p>
          </table:table-cell>
          <table:table-cell office:value-type="float" office:value="4.3691288481723003" table:style-name="ce25">
            <text:p>4.4</text:p>
          </table:table-cell>
          <table:table-cell office:value-type="float" office:value="5.8753081738819244" table:style-name="ce25">
            <text:p>5.9</text:p>
          </table:table-cell>
          <table:table-cell office:value-type="float" office:value="-8.0448203980860917" table:style-name="ce25">
            <text:p>-8.0</text:p>
          </table:table-cell>
          <table:table-cell office:value-type="float" office:value="-1.076872681949947" table:style-name="ce25">
            <text:p>-1.1</text:p>
          </table:table-cell>
          <table:table-cell table:number-columns-repeated="16358" table:style-name="ce1"/>
        </table:table-row>
        <table:table-row table:style-name="ro10">
          <table:table-cell office:value-type="string" table:style-name="ce22">
            <text:p>Regional</text:p>
          </table:table-cell>
          <table:table-cell office:value-type="string" table:style-name="ce22">
            <text:p>Season</text:p>
          </table:table-cell>
          <table:table-cell office:value-type="float" office:value="100" table:style-name="ce25">
            <text:p>100.0</text:p>
          </table:table-cell>
          <table:table-cell office:value-type="float" office:value="104.10540289208301" table:style-name="ce25">
            <text:p>104.1</text:p>
          </table:table-cell>
          <table:table-cell office:value-type="float" office:value="108.379686289685" table:style-name="ce25">
            <text:p>108.4</text:p>
          </table:table-cell>
          <table:table-cell office:value-type="float" office:value="113.05780487073299" table:style-name="ce25">
            <text:p>113.1</text:p>
          </table:table-cell>
          <table:table-cell office:value-type="float" office:value="118.440936246397" table:style-name="ce25">
            <text:p>118.4</text:p>
          </table:table-cell>
          <table:table-cell office:value-type="float" office:value="126.28315894782" table:style-name="ce25">
            <text:p>126.3</text:p>
          </table:table-cell>
          <table:table-cell office:value-type="float" office:value="126.184107369586" table:style-name="ce25">
            <text:p>126.2</text:p>
          </table:table-cell>
          <table:table-cell office:value-type="float" office:value="133.52486246650901" table:style-name="ce25">
            <text:p>133.5</text:p>
          </table:table-cell>
          <table:table-cell office:value-type="float" office:value="141.85635551328801" table:style-name="ce25">
            <text:p>141.9</text:p>
          </table:table-cell>
          <table:table-cell office:value-type="float" office:value="148.180675540274" table:style-name="ce25">
            <text:p>148.2</text:p>
          </table:table-cell>
          <table:table-cell office:value-type="float" office:value="152.43347942668001" table:style-name="ce25">
            <text:p>152.4</text:p>
          </table:table-cell>
          <table:table-cell office:value-type="float" office:value="156.35422751981301" table:style-name="ce25">
            <text:p>156.4</text:p>
          </table:table-cell>
          <table:table-cell office:value-type="float" office:value="157.78625918894099" table:style-name="ce25">
            <text:p>157.8</text:p>
          </table:table-cell>
          <table:table-cell office:value-type="float" office:value="160.19773838527701" table:style-name="ce25">
            <text:p>160.2</text:p>
          </table:table-cell>
          <table:table-cell office:value-type="float" office:value="165.30437566116501" table:style-name="ce25">
            <text:p>165.3</text:p>
          </table:table-cell>
          <table:table-cell office:value-type="float" office:value="169.848582772236" table:style-name="ce25">
            <text:p>169.8</text:p>
          </table:table-cell>
          <table:table-cell office:value-type="float" office:value="173.60688920222501" table:style-name="ce25">
            <text:p>173.6</text:p>
          </table:table-cell>
          <table:table-cell office:value-type="float" office:value="177.48117994327399" table:style-name="ce25">
            <text:p>177.5</text:p>
          </table:table-cell>
          <table:table-cell office:value-type="float" office:value="184.755348887233" table:style-name="ce25">
            <text:p>184.8</text:p>
          </table:table-cell>
          <table:table-cell office:value-type="float" office:value="193.21147166992554" table:style-name="ce25">
            <text:p>193.2</text:p>
          </table:table-cell>
          <table:table-cell office:value-type="float" office:value="4.5769298878885483" table:style-name="ce25">
            <text:p>4.6</text:p>
          </table:table-cell>
          <table:table-cell office:value-type="float" office:value="0.96739327167240274" table:style-name="ce25">
            <text:p>1.0</text:p>
          </table:table-cell>
          <table:table-cell office:value-type="float" office:value="-7.861735781595983" table:style-name="ce25">
            <text:p>-7.9</text:p>
          </table:table-cell>
          <table:table-cell office:value-type="float" office:value="-3.063739780317507" table:style-name="ce25">
            <text:p>-3.1</text:p>
          </table:table-cell>
          <table:table-cell table:number-columns-repeated="16358" table:style-name="ce1"/>
        </table:table-row>
        <table:table-row table:style-name="ro10">
          <table:table-cell office:value-type="string" table:style-name="ce22">
            <text:p>Regional</text:p>
          </table:table-cell>
          <table:table-cell office:value-type="string" table:style-name="ce22">
            <text:p>Super Off Peak</text:p>
          </table:table-cell>
          <table:table-cell office:value-type="float" office:value="100" table:style-name="ce25">
            <text:p>100.0</text:p>
          </table:table-cell>
          <table:table-cell office:value-type="float" office:value="99.935956601651" table:style-name="ce25">
            <text:p>99.9</text:p>
          </table:table-cell>
          <table:table-cell office:value-type="float" office:value="102.20714578908699" table:style-name="ce25">
            <text:p>102.2</text:p>
          </table:table-cell>
          <table:table-cell office:value-type="float" office:value="111.706426384404" table:style-name="ce25">
            <text:p>111.7</text:p>
          </table:table-cell>
          <table:table-cell office:value-type="float" office:value="111.819253082844" table:style-name="ce25">
            <text:p>111.8</text:p>
          </table:table-cell>
          <table:table-cell office:value-type="float" office:value="125.15413499076899" table:style-name="ce25">
            <text:p>125.2</text:p>
          </table:table-cell>
          <table:table-cell office:value-type="float" office:value="134.454095590321" table:style-name="ce25">
            <text:p>134.5</text:p>
          </table:table-cell>
          <table:table-cell office:value-type="float" office:value="140.206653096596" table:style-name="ce25">
            <text:p>140.2</text:p>
          </table:table-cell>
          <table:table-cell office:value-type="float" office:value="151.614934822582" table:style-name="ce25">
            <text:p>151.6</text:p>
          </table:table-cell>
          <table:table-cell office:value-type="float" office:value="162.45882949244401" table:style-name="ce25">
            <text:p>162.5</text:p>
          </table:table-cell>
          <table:table-cell office:value-type="float" office:value="171.83567961315299" table:style-name="ce25">
            <text:p>171.8</text:p>
          </table:table-cell>
          <table:table-cell office:value-type="float" office:value="180.53482818902" table:style-name="ce25">
            <text:p>180.5</text:p>
          </table:table-cell>
          <table:table-cell office:value-type="float" office:value="180.95781982526401" table:style-name="ce25">
            <text:p>181.0</text:p>
          </table:table-cell>
          <table:table-cell office:value-type="float" office:value="183.88467093011801" table:style-name="ce25">
            <text:p>183.9</text:p>
          </table:table-cell>
          <table:table-cell office:value-type="float" office:value="188.700983946246" table:style-name="ce25">
            <text:p>188.7</text:p>
          </table:table-cell>
          <table:table-cell office:value-type="float" office:value="195.82238658780801" table:style-name="ce25">
            <text:p>195.8</text:p>
          </table:table-cell>
          <table:table-cell office:value-type="float" office:value="200.43390228884999" table:style-name="ce25">
            <text:p>200.4</text:p>
          </table:table-cell>
          <table:table-cell office:value-type="float" office:value="202.816986200336" table:style-name="ce25">
            <text:p>202.8</text:p>
          </table:table-cell>
          <table:table-cell office:value-type="float" office:value="209.33272514181499" table:style-name="ce25">
            <text:p>209.3</text:p>
          </table:table-cell>
          <table:table-cell office:value-type="float" office:value="221.91755808558605" table:style-name="ce25">
            <text:p>221.9</text:p>
          </table:table-cell>
          <table:table-cell office:value-type="float" office:value="6.0118803379860202" table:style-name="ce25">
            <text:p>6.0</text:p>
          </table:table-cell>
          <table:table-cell office:value-type="float" office:value="0.65085436712818812" table:style-name="ce25">
            <text:p>0.7</text:p>
          </table:table-cell>
          <table:table-cell office:value-type="float" office:value="-6.5974622572810517" table:style-name="ce25">
            <text:p>-6.6</text:p>
          </table:table-cell>
          <table:table-cell office:value-type="float" office:value="11.338410561101876" table:style-name="ce25">
            <text:p>11.3</text:p>
          </table:table-cell>
          <table:table-cell table:number-columns-repeated="16358" table:style-name="ce1"/>
        </table:table-row>
        <table:table-row table:style-name="ro10">
          <table:table-cell office:value-type="string" table:style-name="ce22">
            <text:p>Regional</text:p>
          </table:table-cell>
          <table:table-cell office:value-type="string" table:style-name="ce22">
            <text:p>Other</text:p>
          </table:table-cell>
          <table:table-cell office:value-type="float" office:value="100" table:style-name="ce25">
            <text:p>100.0</text:p>
          </table:table-cell>
          <table:table-cell office:value-type="float" office:value="101.925222467355" table:style-name="ce25">
            <text:p>101.9</text:p>
          </table:table-cell>
          <table:table-cell office:value-type="float" office:value="106.077796359985" table:style-name="ce25">
            <text:p>106.1</text:p>
          </table:table-cell>
          <table:table-cell office:value-type="float" office:value="107.225667967794" table:style-name="ce25">
            <text:p>107.2</text:p>
          </table:table-cell>
          <table:table-cell office:value-type="float" office:value="113.277599593734" table:style-name="ce25">
            <text:p>113.3</text:p>
          </table:table-cell>
          <table:table-cell office:value-type="float" office:value="122.69131358864" table:style-name="ce25">
            <text:p>122.7</text:p>
          </table:table-cell>
          <table:table-cell office:value-type="float" office:value="123.007362080742" table:style-name="ce25">
            <text:p>123.0</text:p>
          </table:table-cell>
          <table:table-cell office:value-type="float" office:value="134.31702170302501" table:style-name="ce25">
            <text:p>134.3</text:p>
          </table:table-cell>
          <table:table-cell office:value-type="float" office:value="143.49722381833999" table:style-name="ce25">
            <text:p>143.5</text:p>
          </table:table-cell>
          <table:table-cell office:value-type="float" office:value="149.38923727182399" table:style-name="ce25">
            <text:p>149.4</text:p>
          </table:table-cell>
          <table:table-cell office:value-type="float" office:value="153.79667752685199" table:style-name="ce25">
            <text:p>153.8</text:p>
          </table:table-cell>
          <table:table-cell office:value-type="float" office:value="155.42468864555499" table:style-name="ce25">
            <text:p>155.4</text:p>
          </table:table-cell>
          <table:table-cell office:value-type="float" office:value="157.08976132955701" table:style-name="ce25">
            <text:p>157.1</text:p>
          </table:table-cell>
          <table:table-cell office:value-type="float" office:value="156.43532077536" table:style-name="ce25">
            <text:p>156.4</text:p>
          </table:table-cell>
          <table:table-cell office:value-type="float" office:value="163.462371434734" table:style-name="ce25">
            <text:p>163.5</text:p>
          </table:table-cell>
          <table:table-cell office:value-type="float" office:value="166.738074571856" table:style-name="ce25">
            <text:p>166.7</text:p>
          </table:table-cell>
          <table:table-cell office:value-type="float" office:value="170.24127125269101" table:style-name="ce25">
            <text:p>170.2</text:p>
          </table:table-cell>
          <table:table-cell office:value-type="float" office:value="174.14389537029399" table:style-name="ce25">
            <text:p>174.1</text:p>
          </table:table-cell>
          <table:table-cell office:value-type="string" table:style-name="ce25">
            <text:p>[x]</text:p>
          </table:table-cell>
          <table:table-cell office:value-type="string" table:style-name="ce25">
            <text:p>[x]</text:p>
          </table:table-cell>
          <table:table-cell office:value-type="string" table:style-name="ce25">
            <text:p>[x]</text:p>
          </table:table-cell>
          <table:table-cell office:value-type="string" table:style-name="ce25">
            <text:p>[x]</text:p>
          </table:table-cell>
          <table:table-cell office:value-type="string" table:style-name="ce26">
            <text:p>[x]</text:p>
          </table:table-cell>
          <table:table-cell office:value-type="string" table:style-name="ce26">
            <text:p>[x]</text:p>
          </table:table-cell>
          <table:table-cell table:number-columns-repeated="16358" table:style-name="ce1"/>
        </table:table-row>
        <table:table-row table:style-name="ro10">
          <table:table-cell office:value-type="string" table:style-name="ce22">
            <text:p>Regional</text:p>
          </table:table-cell>
          <table:table-cell office:value-type="string" table:style-name="ce22">
            <text:p>All tickets</text:p>
          </table:table-cell>
          <table:table-cell office:value-type="float" office:value="100" table:style-name="ce25">
            <text:p>100.0</text:p>
          </table:table-cell>
          <table:table-cell office:value-type="float" office:value="104.22602219580099" table:style-name="ce25">
            <text:p>104.2</text:p>
          </table:table-cell>
          <table:table-cell office:value-type="float" office:value="109.32679835835199" table:style-name="ce25">
            <text:p>109.3</text:p>
          </table:table-cell>
          <table:table-cell office:value-type="float" office:value="114.639437504969" table:style-name="ce25">
            <text:p>114.6</text:p>
          </table:table-cell>
          <table:table-cell office:value-type="float" office:value="120.946744149605" table:style-name="ce25">
            <text:p>120.9</text:p>
          </table:table-cell>
          <table:table-cell office:value-type="float" office:value="129.70678772605399" table:style-name="ce25">
            <text:p>129.7</text:p>
          </table:table-cell>
          <table:table-cell office:value-type="float" office:value="130.83685114399501" table:style-name="ce25">
            <text:p>130.8</text:p>
          </table:table-cell>
          <table:table-cell office:value-type="float" office:value="138.54009114085" table:style-name="ce25">
            <text:p>138.5</text:p>
          </table:table-cell>
          <table:table-cell office:value-type="float" office:value="147.37785861978901" table:style-name="ce25">
            <text:p>147.4</text:p>
          </table:table-cell>
          <table:table-cell office:value-type="float" office:value="153.92630511371499" table:style-name="ce25">
            <text:p>153.9</text:p>
          </table:table-cell>
          <table:table-cell office:value-type="float" office:value="157.51360199909399" table:style-name="ce25">
            <text:p>157.5</text:p>
          </table:table-cell>
          <table:table-cell office:value-type="float" office:value="161.09582361770501" table:style-name="ce25">
            <text:p>161.1</text:p>
          </table:table-cell>
          <table:table-cell office:value-type="float" office:value="162.631974241573" table:style-name="ce25">
            <text:p>162.6</text:p>
          </table:table-cell>
          <table:table-cell office:value-type="float" office:value="166.054379679763" table:style-name="ce25">
            <text:p>166.1</text:p>
          </table:table-cell>
          <table:table-cell office:value-type="float" office:value="172.27228558033201" table:style-name="ce25">
            <text:p>172.3</text:p>
          </table:table-cell>
          <table:table-cell office:value-type="float" office:value="177.801875081476" table:style-name="ce25">
            <text:p>177.8</text:p>
          </table:table-cell>
          <table:table-cell office:value-type="float" office:value="181.46785868757701" table:style-name="ce25">
            <text:p>181.5</text:p>
          </table:table-cell>
          <table:table-cell office:value-type="float" office:value="185.52096312714201" table:style-name="ce25">
            <text:p>185.5</text:p>
          </table:table-cell>
          <table:table-cell office:value-type="float" office:value="193.004763209223" table:style-name="ce25">
            <text:p>193.0</text:p>
          </table:table-cell>
          <table:table-cell office:value-type="float" office:value="201.3287677423381" table:style-name="ce25">
            <text:p>201.3</text:p>
          </table:table-cell>
          <table:table-cell office:value-type="float" office:value="4.312849276207559" table:style-name="ce25">
            <text:p>4.3</text:p>
          </table:table-cell>
          <table:table-cell office:value-type="float" office:value="15.090706065697926" table:style-name="ce25">
            <text:p>15.1</text:p>
          </table:table-cell>
          <table:table-cell office:value-type="float" office:value="-8.0944059240461961" table:style-name="ce25">
            <text:p>-8.1</text:p>
          </table:table-cell>
          <table:table-cell office:value-type="float" office:value="1.0087944100944881" table:style-name="ce25">
            <text:p>1.0</text:p>
          </table:table-cell>
          <table:table-cell table:number-columns-repeated="16358" table:style-name="ce1"/>
        </table:table-row>
        <table:table-row table:style-name="ro10">
          <table:table-cell office:value-type="string" table:style-name="ce22">
            <text:p>Regional</text:p>
          </table:table-cell>
          <table:table-cell office:value-type="string" table:style-name="ce22">
            <text:p>Revenue per journey [r]</text:p>
          </table:table-cell>
          <table:table-cell office:value-type="float" office:value="100" table:style-name="ce25">
            <text:p>100.0</text:p>
          </table:table-cell>
          <table:table-cell office:value-type="float" office:value="101.92702336364263" table:style-name="ce25">
            <text:p>101.9</text:p>
          </table:table-cell>
          <table:table-cell office:value-type="float" office:value="105.27705762671002" table:style-name="ce25">
            <text:p>105.3</text:p>
          </table:table-cell>
          <table:table-cell office:value-type="float" office:value="106.48982667308752" table:style-name="ce25">
            <text:p>106.5</text:p>
          </table:table-cell>
          <table:table-cell office:value-type="float" office:value="113.44756207729424" table:style-name="ce25">
            <text:p>113.4</text:p>
          </table:table-cell>
          <table:table-cell office:value-type="float" office:value="116.94318115403807" table:style-name="ce25">
            <text:p>116.9</text:p>
          </table:table-cell>
          <table:table-cell office:value-type="float" office:value="122.85500646282402" table:style-name="ce25">
            <text:p>122.9</text:p>
          </table:table-cell>
          <table:table-cell office:value-type="float" office:value="126.47991271199595" table:style-name="ce25">
            <text:p>126.5</text:p>
          </table:table-cell>
          <table:table-cell office:value-type="float" office:value="132.34611537890055" table:style-name="ce25">
            <text:p>132.3</text:p>
          </table:table-cell>
          <table:table-cell office:value-type="float" office:value="139.44200546780931" table:style-name="ce25">
            <text:p>139.4</text:p>
          </table:table-cell>
          <table:table-cell office:value-type="float" office:value="145.29525069883749" table:style-name="ce25">
            <text:p>145.3</text:p>
          </table:table-cell>
          <table:table-cell office:value-type="float" office:value="148.88246365190014" table:style-name="ce25">
            <text:p>148.9</text:p>
          </table:table-cell>
          <table:table-cell office:value-type="float" office:value="153.10654769716189" table:style-name="ce25">
            <text:p>153.1</text:p>
          </table:table-cell>
          <table:table-cell office:value-type="float" office:value="153.31103510836741" table:style-name="ce25">
            <text:p>153.3</text:p>
          </table:table-cell>
          <table:table-cell office:value-type="float" office:value="159.31436426467869" table:style-name="ce25">
            <text:p>159.3</text:p>
          </table:table-cell>
          <table:table-cell office:value-type="float" office:value="165.15745106354714" table:style-name="ce25">
            <text:p>165.2</text:p>
          </table:table-cell>
          <table:table-cell office:value-type="float" office:value="169.92160152341475" table:style-name="ce25">
            <text:p>169.9</text:p>
          </table:table-cell>
          <table:table-cell office:value-type="float" office:value="173.80079995017709" table:style-name="ce25">
            <text:p>173.8</text:p>
          </table:table-cell>
          <table:table-cell office:value-type="float" office:value="187.24589449618321" table:style-name="ce25">
            <text:p>187.2</text:p>
          </table:table-cell>
          <table:table-cell office:value-type="float" office:value="193.56033487641298" table:style-name="ce25">
            <text:p>193.6</text:p>
          </table:table-cell>
          <table:table-cell office:value-type="float" office:value="3.3722717377701974" table:style-name="ce25">
            <text:p>3.4</text:p>
          </table:table-cell>
          <table:table-cell office:value-type="string" table:style-name="ce25">
            <text:p>[z]</text:p>
          </table:table-cell>
          <table:table-cell office:value-type="string" table:style-name="ce26">
            <text:p>[z]</text:p>
          </table:table-cell>
          <table:table-cell office:value-type="string" table:style-name="ce26">
            <text:p>[z]</text:p>
          </table:table-cell>
          <table:table-cell table:number-columns-repeated="16358" table:style-name="ce1"/>
        </table:table-row>
        <table:table-row table:style-name="ro10">
          <table:table-cell office:value-type="string" table:style-name="ce22">
            <text:p>All operators</text:p>
          </table:table-cell>
          <table:table-cell office:value-type="string" table:style-name="ce22">
            <text:p>Advance</text:p>
          </table:table-cell>
          <table:table-cell office:value-type="float" office:value="100" table:style-name="ce25">
            <text:p>100.0</text:p>
          </table:table-cell>
          <table:table-cell office:value-type="float" office:value="104.525167108711" table:style-name="ce25">
            <text:p>104.5</text:p>
          </table:table-cell>
          <table:table-cell office:value-type="float" office:value="110.79721305115299" table:style-name="ce25">
            <text:p>110.8</text:p>
          </table:table-cell>
          <table:table-cell office:value-type="float" office:value="122.390359283699" table:style-name="ce25">
            <text:p>122.4</text:p>
          </table:table-cell>
          <table:table-cell office:value-type="float" office:value="131.54312138165901" table:style-name="ce25">
            <text:p>131.5</text:p>
          </table:table-cell>
          <table:table-cell office:value-type="float" office:value="142.09132298461" table:style-name="ce25">
            <text:p>142.1</text:p>
          </table:table-cell>
          <table:table-cell office:value-type="float" office:value="140.29582649282099" table:style-name="ce25">
            <text:p>140.3</text:p>
          </table:table-cell>
          <table:table-cell office:value-type="float" office:value="146.845940831267" table:style-name="ce25">
            <text:p>146.8</text:p>
          </table:table-cell>
          <table:table-cell office:value-type="float" office:value="155.00356956850001" table:style-name="ce25">
            <text:p>155.0</text:p>
          </table:table-cell>
          <table:table-cell office:value-type="float" office:value="161.89168307628" table:style-name="ce25">
            <text:p>161.9</text:p>
          </table:table-cell>
          <table:table-cell office:value-type="float" office:value="165.27942256515999" table:style-name="ce25">
            <text:p>165.3</text:p>
          </table:table-cell>
          <table:table-cell office:value-type="float" office:value="170.17521383738199" table:style-name="ce25">
            <text:p>170.2</text:p>
          </table:table-cell>
          <table:table-cell office:value-type="float" office:value="170.04283200376301" table:style-name="ce25">
            <text:p>170.0</text:p>
          </table:table-cell>
          <table:table-cell office:value-type="float" office:value="166.15846515119199" table:style-name="ce25">
            <text:p>166.2</text:p>
          </table:table-cell>
          <table:table-cell office:value-type="float" office:value="167.99998346147001" table:style-name="ce25">
            <text:p>168.0</text:p>
          </table:table-cell>
          <table:table-cell office:value-type="float" office:value="172.58696393827901" table:style-name="ce25">
            <text:p>172.6</text:p>
          </table:table-cell>
          <table:table-cell office:value-type="float" office:value="174.637306599965" table:style-name="ce25">
            <text:p>174.6</text:p>
          </table:table-cell>
          <table:table-cell office:value-type="float" office:value="167.534424682241" table:style-name="ce25">
            <text:p>167.5</text:p>
          </table:table-cell>
          <table:table-cell office:value-type="float" office:value="182.322964793898" table:style-name="ce25">
            <text:p>182.3</text:p>
          </table:table-cell>
          <table:table-cell office:value-type="float" office:value="193.23953892901645" table:style-name="ce25">
            <text:p>193.2</text:p>
          </table:table-cell>
          <table:table-cell office:value-type="float" office:value="5.9874926603232899" table:style-name="ce25">
            <text:p>6.0</text:p>
          </table:table-cell>
          <table:table-cell office:value-type="float" office:value="22.72952844313534" table:style-name="ce25">
            <text:p>22.7</text:p>
          </table:table-cell>
          <table:table-cell office:value-type="float" office:value="-6.6189491979530546" table:style-name="ce25">
            <text:p>-6.6</text:p>
          </table:table-cell>
          <table:table-cell office:value-type="float" office:value="-3.0496581364721713" table:style-name="ce25">
            <text:p>-3.0</text:p>
          </table:table-cell>
          <table:table-cell table:number-columns-repeated="16358" table:style-name="ce1"/>
        </table:table-row>
        <table:table-row table:style-name="ro10">
          <table:table-cell office:value-type="string" table:style-name="ce22">
            <text:p>All operators</text:p>
          </table:table-cell>
          <table:table-cell office:value-type="string" table:style-name="ce22">
            <text:p>Anytime</text:p>
          </table:table-cell>
          <table:table-cell office:value-type="float" office:value="100" table:style-name="ce25">
            <text:p>100.0</text:p>
          </table:table-cell>
          <table:table-cell office:value-type="float" office:value="104.624202481617" table:style-name="ce25">
            <text:p>104.6</text:p>
          </table:table-cell>
          <table:table-cell office:value-type="float" office:value="112.469798716716" table:style-name="ce25">
            <text:p>112.5</text:p>
          </table:table-cell>
          <table:table-cell office:value-type="float" office:value="119.61515075698399" table:style-name="ce25">
            <text:p>119.6</text:p>
          </table:table-cell>
          <table:table-cell office:value-type="float" office:value="127.835629488604" table:style-name="ce25">
            <text:p>127.8</text:p>
          </table:table-cell>
          <table:table-cell office:value-type="float" office:value="138.85441385835799" table:style-name="ce25">
            <text:p>138.9</text:p>
          </table:table-cell>
          <table:table-cell office:value-type="float" office:value="140.87749705659601" table:style-name="ce25">
            <text:p>140.9</text:p>
          </table:table-cell>
          <table:table-cell office:value-type="float" office:value="149.08190910740299" table:style-name="ce25">
            <text:p>149.1</text:p>
          </table:table-cell>
          <table:table-cell office:value-type="float" office:value="158.588926305337" table:style-name="ce25">
            <text:p>158.6</text:p>
          </table:table-cell>
          <table:table-cell office:value-type="float" office:value="165.19966833751701" table:style-name="ce25">
            <text:p>165.2</text:p>
          </table:table-cell>
          <table:table-cell office:value-type="float" office:value="169.506796940301" table:style-name="ce25">
            <text:p>169.5</text:p>
          </table:table-cell>
          <table:table-cell office:value-type="float" office:value="172.43131472712699" table:style-name="ce25">
            <text:p>172.4</text:p>
          </table:table-cell>
          <table:table-cell office:value-type="float" office:value="173.95410684798901" table:style-name="ce25">
            <text:p>174.0</text:p>
          </table:table-cell>
          <table:table-cell office:value-type="float" office:value="177.57611802158101" table:style-name="ce25">
            <text:p>177.6</text:p>
          </table:table-cell>
          <table:table-cell office:value-type="float" office:value="183.03477344652899" table:style-name="ce25">
            <text:p>183.0</text:p>
          </table:table-cell>
          <table:table-cell office:value-type="float" office:value="188.17643039976701" table:style-name="ce25">
            <text:p>188.2</text:p>
          </table:table-cell>
          <table:table-cell office:value-type="float" office:value="193.19416749752099" table:style-name="ce25">
            <text:p>193.2</text:p>
          </table:table-cell>
          <table:table-cell office:value-type="float" office:value="198.04158063725001" table:style-name="ce25">
            <text:p>198.0</text:p>
          </table:table-cell>
          <table:table-cell office:value-type="float" office:value="205.29698665141299" table:style-name="ce25">
            <text:p>205.3</text:p>
          </table:table-cell>
          <table:table-cell office:value-type="float" office:value="216.43762782307184" table:style-name="ce25">
            <text:p>216.4</text:p>
          </table:table-cell>
          <table:table-cell office:value-type="float" office:value="5.4265975128876303" table:style-name="ce25">
            <text:p>5.4</text:p>
          </table:table-cell>
          <table:table-cell office:value-type="float" office:value="26.248403711294664" table:style-name="ce25">
            <text:p>26.2</text:p>
          </table:table-cell>
          <table:table-cell office:value-type="float" office:value="-7.1131299445923863" table:style-name="ce25">
            <text:p>-7.1</text:p>
          </table:table-cell>
          <table:table-cell office:value-type="float" office:value="8.5890709834795" table:style-name="ce25">
            <text:p>8.6</text:p>
          </table:table-cell>
          <table:table-cell table:number-columns-repeated="16358" table:style-name="ce1"/>
        </table:table-row>
        <table:table-row table:style-name="ro10">
          <table:table-cell office:value-type="string" table:style-name="ce22">
            <text:p>All operators</text:p>
          </table:table-cell>
          <table:table-cell office:value-type="string" table:style-name="ce22">
            <text:p>Off Peak</text:p>
          </table:table-cell>
          <table:table-cell office:value-type="float" office:value="100" table:style-name="ce25">
            <text:p>100.0</text:p>
          </table:table-cell>
          <table:table-cell office:value-type="float" office:value="104.84492801776101" table:style-name="ce25">
            <text:p>104.8</text:p>
          </table:table-cell>
          <table:table-cell office:value-type="float" office:value="110.591957995849" table:style-name="ce25">
            <text:p>110.6</text:p>
          </table:table-cell>
          <table:table-cell office:value-type="float" office:value="115.502068085441" table:style-name="ce25">
            <text:p>115.5</text:p>
          </table:table-cell>
          <table:table-cell office:value-type="float" office:value="121.563234732853" table:style-name="ce25">
            <text:p>121.6</text:p>
          </table:table-cell>
          <table:table-cell office:value-type="float" office:value="130.19504600239901" table:style-name="ce25">
            <text:p>130.2</text:p>
          </table:table-cell>
          <table:table-cell office:value-type="float" office:value="131.71670402897701" table:style-name="ce25">
            <text:p>131.7</text:p>
          </table:table-cell>
          <table:table-cell office:value-type="float" office:value="139.90888812737299" table:style-name="ce25">
            <text:p>139.9</text:p>
          </table:table-cell>
          <table:table-cell office:value-type="float" office:value="148.70067760576001" table:style-name="ce25">
            <text:p>148.7</text:p>
          </table:table-cell>
          <table:table-cell office:value-type="float" office:value="155.12247235742501" table:style-name="ce25">
            <text:p>155.1</text:p>
          </table:table-cell>
          <table:table-cell office:value-type="float" office:value="159.09149130423501" table:style-name="ce25">
            <text:p>159.1</text:p>
          </table:table-cell>
          <table:table-cell office:value-type="float" office:value="162.18170268855201" table:style-name="ce25">
            <text:p>162.2</text:p>
          </table:table-cell>
          <table:table-cell office:value-type="float" office:value="163.981465217807" table:style-name="ce25">
            <text:p>164.0</text:p>
          </table:table-cell>
          <table:table-cell office:value-type="float" office:value="167.18175230463899" table:style-name="ce25">
            <text:p>167.2</text:p>
          </table:table-cell>
          <table:table-cell office:value-type="float" office:value="173.28698113892301" table:style-name="ce25">
            <text:p>173.3</text:p>
          </table:table-cell>
          <table:table-cell office:value-type="float" office:value="178.20898591904799" table:style-name="ce25">
            <text:p>178.2</text:p>
          </table:table-cell>
          <table:table-cell office:value-type="float" office:value="182.83062899252499" table:style-name="ce25">
            <text:p>182.8</text:p>
          </table:table-cell>
          <table:table-cell office:value-type="float" office:value="184.683236180336" table:style-name="ce25">
            <text:p>184.7</text:p>
          </table:table-cell>
          <table:table-cell office:value-type="float" office:value="191.61950328074499" table:style-name="ce25">
            <text:p>191.6</text:p>
          </table:table-cell>
          <table:table-cell office:value-type="float" office:value="202.65715030284017" table:style-name="ce25">
            <text:p>202.7</text:p>
          </table:table-cell>
          <table:table-cell office:value-type="float" office:value="5.7601897683263203" table:style-name="ce25">
            <text:p>5.8</text:p>
          </table:table-cell>
          <table:table-cell office:value-type="float" office:value="33.768075308960931" table:style-name="ce25">
            <text:p>33.8</text:p>
          </table:table-cell>
          <table:table-cell office:value-type="float" office:value="-6.8192160631486249" table:style-name="ce25">
            <text:p>-6.8</text:p>
          </table:table-cell>
          <table:table-cell office:value-type="float" office:value="1.6752581373420026" table:style-name="ce25">
            <text:p>1.7</text:p>
          </table:table-cell>
          <table:table-cell table:number-columns-repeated="16358" table:style-name="ce1"/>
        </table:table-row>
        <table:table-row table:style-name="ro10">
          <table:table-cell office:value-type="string" table:style-name="ce22">
            <text:p>All operators</text:p>
          </table:table-cell>
          <table:table-cell office:value-type="string" table:style-name="ce22">
            <text:p>Season</text:p>
          </table:table-cell>
          <table:table-cell office:value-type="float" office:value="100" table:style-name="ce25">
            <text:p>100.0</text:p>
          </table:table-cell>
          <table:table-cell office:value-type="float" office:value="104.635618374694" table:style-name="ce25">
            <text:p>104.6</text:p>
          </table:table-cell>
          <table:table-cell office:value-type="float" office:value="108.897501747432" table:style-name="ce25">
            <text:p>108.9</text:p>
          </table:table-cell>
          <table:table-cell office:value-type="float" office:value="114.19732898974399" table:style-name="ce25">
            <text:p>114.2</text:p>
          </table:table-cell>
          <table:table-cell office:value-type="float" office:value="120.702810129916" table:style-name="ce25">
            <text:p>120.7</text:p>
          </table:table-cell>
          <table:table-cell office:value-type="float" office:value="128.18176102817799" table:style-name="ce25">
            <text:p>128.2</text:p>
          </table:table-cell>
          <table:table-cell office:value-type="float" office:value="128.13941717452701" table:style-name="ce25">
            <text:p>128.1</text:p>
          </table:table-cell>
          <table:table-cell office:value-type="float" office:value="137.11112569134201" table:style-name="ce25">
            <text:p>137.1</text:p>
          </table:table-cell>
          <table:table-cell office:value-type="float" office:value="145.317042624789" table:style-name="ce25">
            <text:p>145.3</text:p>
          </table:table-cell>
          <table:table-cell office:value-type="float" office:value="151.46891528943499" table:style-name="ce25">
            <text:p>151.5</text:p>
          </table:table-cell>
          <table:table-cell office:value-type="float" office:value="156.13036498039401" table:style-name="ce25">
            <text:p>156.1</text:p>
          </table:table-cell>
          <table:table-cell office:value-type="float" office:value="160.22509562481201" table:style-name="ce25">
            <text:p>160.2</text:p>
          </table:table-cell>
          <table:table-cell office:value-type="float" office:value="161.10922627154" table:style-name="ce25">
            <text:p>161.1</text:p>
          </table:table-cell>
          <table:table-cell office:value-type="float" office:value="163.587213091997" table:style-name="ce25">
            <text:p>163.6</text:p>
          </table:table-cell>
          <table:table-cell office:value-type="float" office:value="168.68643135906399" table:style-name="ce25">
            <text:p>168.7</text:p>
          </table:table-cell>
          <table:table-cell office:value-type="float" office:value="173.39822970194399" table:style-name="ce25">
            <text:p>173.4</text:p>
          </table:table-cell>
          <table:table-cell office:value-type="float" office:value="178.116757141671" table:style-name="ce25">
            <text:p>178.1</text:p>
          </table:table-cell>
          <table:table-cell office:value-type="float" office:value="182.403097905305" table:style-name="ce25">
            <text:p>182.4</text:p>
          </table:table-cell>
          <table:table-cell office:value-type="float" office:value="188.84255223883599" table:style-name="ce25">
            <text:p>188.8</text:p>
          </table:table-cell>
          <table:table-cell office:value-type="float" office:value="199.44226891034344" table:style-name="ce25">
            <text:p>199.4</text:p>
          </table:table-cell>
          <table:table-cell office:value-type="float" office:value="5.6129916408361344" table:style-name="ce25">
            <text:p>5.6</text:p>
          </table:table-cell>
          <table:table-cell office:value-type="float" office:value="8.2131276312290051" table:style-name="ce25">
            <text:p>8.2</text:p>
          </table:table-cell>
          <table:table-cell office:value-type="float" office:value="-6.9489060433161987" table:style-name="ce25">
            <text:p>-6.9</text:p>
          </table:table-cell>
          <table:table-cell office:value-type="float" office:value="6.2317784758447008E-2" table:style-name="ce25">
            <text:p>0.1</text:p>
          </table:table-cell>
          <table:table-cell table:number-columns-repeated="16358" table:style-name="ce1"/>
        </table:table-row>
        <table:table-row table:style-name="ro10">
          <table:table-cell office:value-type="string" table:style-name="ce22">
            <text:p>All operators</text:p>
          </table:table-cell>
          <table:table-cell office:value-type="string" table:style-name="ce22">
            <text:p>Super Off Peak</text:p>
          </table:table-cell>
          <table:table-cell office:value-type="float" office:value="100" table:style-name="ce25">
            <text:p>100.0</text:p>
          </table:table-cell>
          <table:table-cell office:value-type="float" office:value="104.761904263999" table:style-name="ce25">
            <text:p>104.8</text:p>
          </table:table-cell>
          <table:table-cell office:value-type="float" office:value="108.677226034835" table:style-name="ce25">
            <text:p>108.7</text:p>
          </table:table-cell>
          <table:table-cell office:value-type="float" office:value="113.517735014072" table:style-name="ce25">
            <text:p>113.5</text:p>
          </table:table-cell>
          <table:table-cell office:value-type="float" office:value="122.648219461604" table:style-name="ce25">
            <text:p>122.6</text:p>
          </table:table-cell>
          <table:table-cell office:value-type="float" office:value="132.81353599530399" table:style-name="ce25">
            <text:p>132.8</text:p>
          </table:table-cell>
          <table:table-cell office:value-type="float" office:value="133.85454466552301" table:style-name="ce25">
            <text:p>133.9</text:p>
          </table:table-cell>
          <table:table-cell office:value-type="float" office:value="140.04620571957301" table:style-name="ce25">
            <text:p>140.0</text:p>
          </table:table-cell>
          <table:table-cell office:value-type="float" office:value="148.42435140391899" table:style-name="ce25">
            <text:p>148.4</text:p>
          </table:table-cell>
          <table:table-cell office:value-type="float" office:value="155.27613151628501" table:style-name="ce25">
            <text:p>155.3</text:p>
          </table:table-cell>
          <table:table-cell office:value-type="float" office:value="159.796079384298" table:style-name="ce25">
            <text:p>159.8</text:p>
          </table:table-cell>
          <table:table-cell office:value-type="float" office:value="162.35284638034099" table:style-name="ce25">
            <text:p>162.4</text:p>
          </table:table-cell>
          <table:table-cell office:value-type="float" office:value="163.54248945949001" table:style-name="ce25">
            <text:p>163.5</text:p>
          </table:table-cell>
          <table:table-cell office:value-type="float" office:value="166.66254437801399" table:style-name="ce25">
            <text:p>166.7</text:p>
          </table:table-cell>
          <table:table-cell office:value-type="float" office:value="172.71010286268799" table:style-name="ce25">
            <text:p>172.7</text:p>
          </table:table-cell>
          <table:table-cell office:value-type="float" office:value="177.833689611756" table:style-name="ce25">
            <text:p>177.8</text:p>
          </table:table-cell>
          <table:table-cell office:value-type="float" office:value="182.76756946334299" table:style-name="ce25">
            <text:p>182.8</text:p>
          </table:table-cell>
          <table:table-cell office:value-type="float" office:value="186.71288957517601" table:style-name="ce25">
            <text:p>186.7</text:p>
          </table:table-cell>
          <table:table-cell office:value-type="float" office:value="193.51993532766201" table:style-name="ce25">
            <text:p>193.5</text:p>
          </table:table-cell>
          <table:table-cell office:value-type="float" office:value="204.99427927964501" table:style-name="ce25">
            <text:p>205.0</text:p>
          </table:table-cell>
          <table:table-cell office:value-type="float" office:value="5.9292826511930201" table:style-name="ce25">
            <text:p>5.9</text:p>
          </table:table-cell>
          <table:table-cell office:value-type="float" office:value="9.0408649053800527" table:style-name="ce25">
            <text:p>9.0</text:p>
          </table:table-cell>
          <table:table-cell office:value-type="float" office:value="-6.6702355496096768" table:style-name="ce25">
            <text:p>-6.7</text:p>
          </table:table-cell>
          <table:table-cell office:value-type="float" office:value="2.8478207222880356" table:style-name="ce25">
            <text:p>2.8</text:p>
          </table:table-cell>
          <table:table-cell table:number-columns-repeated="16358" table:style-name="ce1"/>
        </table:table-row>
        <table:table-row table:style-name="ro10">
          <table:table-cell office:value-type="string" table:style-name="ce22">
            <text:p>All operators</text:p>
          </table:table-cell>
          <table:table-cell office:value-type="string" table:style-name="ce22">
            <text:p>Other</text:p>
          </table:table-cell>
          <table:table-cell office:value-type="float" office:value="100" table:style-name="ce25">
            <text:p>100.0</text:p>
          </table:table-cell>
          <table:table-cell office:value-type="float" office:value="104.024855918459" table:style-name="ce25">
            <text:p>104.0</text:p>
          </table:table-cell>
          <table:table-cell office:value-type="float" office:value="112.02506302257" table:style-name="ce25">
            <text:p>112.0</text:p>
          </table:table-cell>
          <table:table-cell office:value-type="float" office:value="121.778906726785" table:style-name="ce25">
            <text:p>121.8</text:p>
          </table:table-cell>
          <table:table-cell office:value-type="float" office:value="134.36208520957899" table:style-name="ce25">
            <text:p>134.4</text:p>
          </table:table-cell>
          <table:table-cell office:value-type="float" office:value="146.670887345853" table:style-name="ce25">
            <text:p>146.7</text:p>
          </table:table-cell>
          <table:table-cell office:value-type="float" office:value="148.225907538706" table:style-name="ce25">
            <text:p>148.2</text:p>
          </table:table-cell>
          <table:table-cell office:value-type="float" office:value="160.522406565474" table:style-name="ce25">
            <text:p>160.5</text:p>
          </table:table-cell>
          <table:table-cell office:value-type="float" office:value="170.95068773397199" table:style-name="ce25">
            <text:p>171.0</text:p>
          </table:table-cell>
          <table:table-cell office:value-type="float" office:value="176.37783508550501" table:style-name="ce25">
            <text:p>176.4</text:p>
          </table:table-cell>
          <table:table-cell office:value-type="float" office:value="179.099979313966" table:style-name="ce25">
            <text:p>179.1</text:p>
          </table:table-cell>
          <table:table-cell office:value-type="float" office:value="181.31998398847301" table:style-name="ce25">
            <text:p>181.3</text:p>
          </table:table-cell>
          <table:table-cell office:value-type="float" office:value="183.60784603921999" table:style-name="ce25">
            <text:p>183.6</text:p>
          </table:table-cell>
          <table:table-cell office:value-type="float" office:value="184.40217442922199" table:style-name="ce25">
            <text:p>184.4</text:p>
          </table:table-cell>
          <table:table-cell office:value-type="float" office:value="190.84944508520101" table:style-name="ce25">
            <text:p>190.8</text:p>
          </table:table-cell>
          <table:table-cell office:value-type="float" office:value="194.28545392338901" table:style-name="ce25">
            <text:p>194.3</text:p>
          </table:table-cell>
          <table:table-cell office:value-type="float" office:value="199.20702363966001" table:style-name="ce25">
            <text:p>199.2</text:p>
          </table:table-cell>
          <table:table-cell office:value-type="float" office:value="202.52693313303001" table:style-name="ce25">
            <text:p>202.5</text:p>
          </table:table-cell>
          <table:table-cell office:value-type="string" table:style-name="ce25">
            <text:p>[x]</text:p>
          </table:table-cell>
          <table:table-cell office:value-type="string" table:style-name="ce25">
            <text:p>[x]</text:p>
          </table:table-cell>
          <table:table-cell office:value-type="string" table:style-name="ce25">
            <text:p>[x]</text:p>
          </table:table-cell>
          <table:table-cell office:value-type="string" table:style-name="ce25">
            <text:p>[x]</text:p>
          </table:table-cell>
          <table:table-cell office:value-type="string" table:style-name="ce26">
            <text:p>[x]</text:p>
          </table:table-cell>
          <table:table-cell office:value-type="string" table:style-name="ce26">
            <text:p>[x]</text:p>
          </table:table-cell>
          <table:table-cell table:number-columns-repeated="16358" table:style-name="ce1"/>
        </table:table-row>
        <table:table-row table:style-name="ro10">
          <table:table-cell office:value-type="string" table:style-name="ce22">
            <text:p>All operators</text:p>
          </table:table-cell>
          <table:table-cell office:value-type="string" table:style-name="ce22">
            <text:p>All tickets</text:p>
          </table:table-cell>
          <table:table-cell office:value-type="float" office:value="100" table:style-name="ce25">
            <text:p>100.0</text:p>
          </table:table-cell>
          <table:table-cell office:value-type="float" office:value="104.700796520003" table:style-name="ce25">
            <text:p>104.7</text:p>
          </table:table-cell>
          <table:table-cell office:value-type="float" office:value="110.817268435062" table:style-name="ce25">
            <text:p>110.8</text:p>
          </table:table-cell>
          <table:table-cell office:value-type="float" office:value="116.956285934045" table:style-name="ce25">
            <text:p>117.0</text:p>
          </table:table-cell>
          <table:table-cell office:value-type="float" office:value="124.129478275555" table:style-name="ce25">
            <text:p>124.1</text:p>
          </table:table-cell>
          <table:table-cell office:value-type="float" office:value="133.51481195265501" table:style-name="ce25">
            <text:p>133.5</text:p>
          </table:table-cell>
          <table:table-cell office:value-type="float" office:value="134.43875361948199" table:style-name="ce25">
            <text:p>134.4</text:p>
          </table:table-cell>
          <table:table-cell office:value-type="float" office:value="142.523324889816" table:style-name="ce25">
            <text:p>142.5</text:p>
          </table:table-cell>
          <table:table-cell office:value-type="float" office:value="151.25455037474299" table:style-name="ce25">
            <text:p>151.3</text:p>
          </table:table-cell>
          <table:table-cell office:value-type="float" office:value="157.734649712654" table:style-name="ce25">
            <text:p>157.7</text:p>
          </table:table-cell>
          <table:table-cell office:value-type="float" office:value="161.89454256567399" table:style-name="ce25">
            <text:p>161.9</text:p>
          </table:table-cell>
          <table:table-cell office:value-type="float" office:value="165.41681289130199" table:style-name="ce25">
            <text:p>165.4</text:p>
          </table:table-cell>
          <table:table-cell office:value-type="float" office:value="166.573674731967" table:style-name="ce25">
            <text:p>166.6</text:p>
          </table:table-cell>
          <table:table-cell office:value-type="float" office:value="168.563470608269" table:style-name="ce25">
            <text:p>168.6</text:p>
          </table:table-cell>
          <table:table-cell office:value-type="float" office:value="173.493607868287" table:style-name="ce25">
            <text:p>173.5</text:p>
          </table:table-cell>
          <table:table-cell office:value-type="float" office:value="178.36030797633299" table:style-name="ce25">
            <text:p>178.4</text:p>
          </table:table-cell>
          <table:table-cell office:value-type="float" office:value="182.62652906424901" table:style-name="ce25">
            <text:p>182.6</text:p>
          </table:table-cell>
          <table:table-cell office:value-type="float" office:value="184.804430968773" table:style-name="ce25">
            <text:p>184.8</text:p>
          </table:table-cell>
          <table:table-cell office:value-type="float" office:value="193.74963618582399" table:style-name="ce25">
            <text:p>193.7</text:p>
          </table:table-cell>
          <table:table-cell office:value-type="float" office:value="204.84662701198522" table:style-name="ce25">
            <text:p>204.8</text:p>
          </table:table-cell>
          <table:table-cell office:value-type="float" office:value="5.7274898908807224" table:style-name="ce25">
            <text:p>5.7</text:p>
          </table:table-cell>
          <table:table-cell office:value-type="float" office:value="100" table:style-name="ce25">
            <text:p>100.0</text:p>
          </table:table-cell>
          <table:table-cell office:value-type="float" office:value="-6.8480265278584005" table:style-name="ce25">
            <text:p>-6.8</text:p>
          </table:table-cell>
          <table:table-cell office:value-type="float" office:value="2.7737420016189676" table:style-name="ce25">
            <text:p>2.8</text:p>
          </table:table-cell>
          <table:table-cell table:number-columns-repeated="16358" table:style-name="ce1"/>
        </table:table-row>
        <table:table-row table:style-name="ro10">
          <table:table-cell office:value-type="string" table:style-name="ce22">
            <text:p>All operators</text:p>
          </table:table-cell>
          <table:table-cell office:value-type="string" table:style-name="ce22">
            <text:p>Revenue per journey [r]</text:p>
          </table:table-cell>
          <table:table-cell office:value-type="float" office:value="100" table:style-name="ce25">
            <text:p>100.0</text:p>
          </table:table-cell>
          <table:table-cell office:value-type="float" office:value="103.58369231709486" table:style-name="ce25">
            <text:p>103.6</text:p>
          </table:table-cell>
          <table:table-cell office:value-type="float" office:value="107.24127871135856" table:style-name="ce25">
            <text:p>107.2</text:p>
          </table:table-cell>
          <table:table-cell office:value-type="float" office:value="113.55060097868964" table:style-name="ce25">
            <text:p>113.6</text:p>
          </table:table-cell>
          <table:table-cell office:value-type="float" office:value="118.2915196462765" table:style-name="ce25">
            <text:p>118.3</text:p>
          </table:table-cell>
          <table:table-cell office:value-type="float" office:value="123.08489017660263" table:style-name="ce25">
            <text:p>123.1</text:p>
          </table:table-cell>
          <table:table-cell office:value-type="float" office:value="128.7917880408198" table:style-name="ce25">
            <text:p>128.8</text:p>
          </table:table-cell>
          <table:table-cell office:value-type="float" office:value="128.19552317789348" table:style-name="ce25">
            <text:p>128.2</text:p>
          </table:table-cell>
          <table:table-cell office:value-type="float" office:value="130.48434648123404" table:style-name="ce25">
            <text:p>130.5</text:p>
          </table:table-cell>
          <table:table-cell office:value-type="float" office:value="134.01506902646275" table:style-name="ce25">
            <text:p>134.0</text:p>
          </table:table-cell>
          <table:table-cell office:value-type="float" office:value="136.68072899436979" table:style-name="ce25">
            <text:p>136.7</text:p>
          </table:table-cell>
          <table:table-cell office:value-type="float" office:value="138.78081377872658" table:style-name="ce25">
            <text:p>138.8</text:p>
          </table:table-cell>
          <table:table-cell office:value-type="float" office:value="141.74479443130329" table:style-name="ce25">
            <text:p>141.7</text:p>
          </table:table-cell>
          <table:table-cell office:value-type="float" office:value="142.28330269108841" table:style-name="ce25">
            <text:p>142.3</text:p>
          </table:table-cell>
          <table:table-cell office:value-type="float" office:value="147.50611323377277" table:style-name="ce25">
            <text:p>147.5</text:p>
          </table:table-cell>
          <table:table-cell office:value-type="float" office:value="152.71276855906433" table:style-name="ce25">
            <text:p>152.7</text:p>
          </table:table-cell>
          <table:table-cell office:value-type="float" office:value="155.76352355712945" table:style-name="ce25">
            <text:p>155.8</text:p>
          </table:table-cell>
          <table:table-cell office:value-type="float" office:value="127.93876039209813" table:style-name="ce25">
            <text:p>127.9</text:p>
          </table:table-cell>
          <table:table-cell office:value-type="float" office:value="154.9932406381001" table:style-name="ce25">
            <text:p>155.0</text:p>
          </table:table-cell>
          <table:table-cell office:value-type="float" office:value="153.60877323961358" table:style-name="ce25">
            <text:p>153.6</text:p>
          </table:table-cell>
          <table:table-cell office:value-type="float" office:value="-0.89324372649203043" table:style-name="ce25">
            <text:p>-0.9</text:p>
          </table:table-cell>
          <table:table-cell office:value-type="string" table:style-name="ce26">
            <text:p>[z]</text:p>
          </table:table-cell>
          <table:table-cell office:value-type="string" table:style-name="ce26">
            <text:p>[z]</text:p>
          </table:table-cell>
          <table:table-cell office:value-type="string" table:style-name="ce26">
            <text:p>[z]</text:p>
          </table:table-cell>
          <table:table-cell table:number-columns-repeated="16358" table:style-name="ce1"/>
        </table:table-row>
        <table:table-row table:style-name="ro10">
          <table:table-cell office:value-type="string" table:style-name="ce22">
            <text:p>RPI</text:p>
          </table:table-cell>
          <table:table-cell office:value-type="string" table:style-name="ce22">
            <text:p>RPI (all items)</text:p>
          </table:table-cell>
          <table:table-cell office:value-type="float" office:value="100" table:style-name="ce25">
            <text:p>100.0</text:p>
          </table:table-cell>
          <table:table-cell office:value-type="float" office:value="103.2" table:style-name="ce25">
            <text:p>103.2</text:p>
          </table:table-cell>
          <table:table-cell office:value-type="float" office:value="105.6768" table:style-name="ce25">
            <text:p>105.7</text:p>
          </table:table-cell>
          <table:table-cell office:value-type="float" office:value="110.1152256" table:style-name="ce25">
            <text:p>110.1</text:p>
          </table:table-cell>
          <table:table-cell office:value-type="float" office:value="114.6299498496" table:style-name="ce25">
            <text:p>114.6</text:p>
          </table:table-cell>
          <table:table-cell office:value-type="float" office:value="114.74457979944999" table:style-name="ce25">
            <text:p>114.7</text:p>
          </table:table-cell>
          <table:table-cell office:value-type="float" office:value="118.99012925202901" table:style-name="ce25">
            <text:p>119.0</text:p>
          </table:table-cell>
          <table:table-cell office:value-type="float" office:value="125.05862584388299" table:style-name="ce25">
            <text:p>125.1</text:p>
          </table:table-cell>
          <table:table-cell office:value-type="float" office:value="129.93591225179401" table:style-name="ce25">
            <text:p>129.9</text:p>
          </table:table-cell>
          <table:table-cell office:value-type="float" office:value="134.22379735610301" table:style-name="ce25">
            <text:p>134.2</text:p>
          </table:table-cell>
          <table:table-cell office:value-type="float" office:value="137.982063682074" table:style-name="ce25">
            <text:p>138.0</text:p>
          </table:table-cell>
          <table:table-cell office:value-type="float" office:value="139.49986638257701" table:style-name="ce25">
            <text:p>139.5</text:p>
          </table:table-cell>
          <table:table-cell office:value-type="float" office:value="141.31336464555099" table:style-name="ce25">
            <text:p>141.3</text:p>
          </table:table-cell>
          <table:table-cell office:value-type="float" office:value="144.98751212633499" table:style-name="ce25">
            <text:p>145.0</text:p>
          </table:table-cell>
          <table:table-cell office:value-type="float" office:value="150.78701261138801" table:style-name="ce25">
            <text:p>150.8</text:p>
          </table:table-cell>
          <table:table-cell office:value-type="float" office:value="154.55668792667299" table:style-name="ce25">
            <text:p>154.6</text:p>
          </table:table-cell>
          <table:table-cell office:value-type="float" office:value="158.729718500693" table:style-name="ce25">
            <text:p>158.7</text:p>
          </table:table-cell>
          <table:table-cell office:value-type="float" office:value="161.11066427820299" table:style-name="ce25">
            <text:p>161.1</text:p>
          </table:table-cell>
          <table:table-cell office:value-type="float" office:value="175.610624063242" table:style-name="ce25">
            <text:p>175.6</text:p>
          </table:table-cell>
          <table:table-cell office:value-type="float" office:value="199.31805831177968" table:style-name="ce25">
            <text:p>199.3</text:p>
          </table:table-cell>
          <table:table-cell office:value-type="float" office:value="13.5" table:style-name="ce25">
            <text:p>13.5</text:p>
          </table:table-cell>
          <table:table-cell office:value-type="string" table:style-name="ce26">
            <text:p>[z]</text:p>
          </table:table-cell>
          <table:table-cell office:value-type="string" table:style-name="ce26">
            <text:p>[z]</text:p>
          </table:table-cell>
          <table:table-cell office:value-type="string" table:style-name="ce26">
            <text:p>[z]</text:p>
          </table:table-cell>
          <table:table-cell table:number-columns-repeated="16358" table:style-name="ce1"/>
        </table:table-row>
        <table:table-row table:number-rows-repeated="6" table:style-name="ro8">
          <table:table-cell table:style-name="ce3"/>
          <table:table-cell table:number-columns-repeated="22" table:style-name="ce4"/>
          <table:table-cell table:style-name="ce27"/>
          <table:table-cell table:number-columns-repeated="2" table:style-name="ce4"/>
          <table:table-cell table:number-columns-repeated="16358" table:style-name="ce1"/>
        </table:table-row>
        <table:table-row table:number-rows-repeated="1048532" table:style-name="ro8">
          <table:table-cell table:number-columns-repeated="16384"/>
        </table:table-row>
      </table:table>
      <table:database-ranges>
        <table:database-range table:target-range-address="Notes.A3:Notes.B4" table:name="notes_table_7182">
          <table:sort>
            <table:sort-by table:field-number="0"/>
          </table:sort>
        </table:database-range>
        <table:database-range table:target-range-address="7182_Change_by_ticket_type.A5:7182_Change_by_ticket_type.Z38" table:name="table_7182_average_change_in_fares_by_ticket_typ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number:number-style style:name="N36">
      <number:number number:decimal-places="6" number:min-decimal-places="6" number:min-integer-digits="1"/>
    </number:number-style>
    <number:number-style style:name="N37" number:language="en" number:country="GB">
      <number:number number:decimal-places="1" number:min-decimal-places="1" number:min-integer-digits="1"/>
    </number:number-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5B9BD5" fo:border-left="none" fo:border-right="none"/>
      <style:text-properties fo:color="#44546A"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yperlink" style:family="table-cell" style:data-style-name="N0">
      <style:text-properties fo:color="#0000FF" style:text-underline-style="solid" style:text-underline-type="single"/>
    </style:style>
    <style:style style:name="Hyperlink_32_2_32_2" style:display-name="Hyperlink 2 2"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529</meta:generator>
    <dc:title>Table 7182: Average change in fares by ticket type</dc:title>
    <meta:keyword>rail fares</meta:keyword>
    <meta:initial-creator>Office of Rail and Road</meta:initial-creator>
    <dc:creator>Moran, Peter</dc:creator>
    <meta:creation-date>2022-06-24T00:49:59Z</meta:creation-date>
    <dc:date>2023-07-26T09:54:07Z</dc:date>
    <meta:editing-duration>PT0S</meta:editing-duration>
    <meta:document-statistic meta:page-count="0" meta:paragraph-count="0" meta:word-count="0" meta:character-count="0" meta:row-count="0" meta:non-whitespace-character-count="0"/>
  </office:meta>
</office:document-meta>
</file>